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25-09-25 12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7136" calcext:value-type="float">
            <text:p>8.32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25-08-27 12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2344" calcext:value-type="float">
            <text:p>6.56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25-07-25 10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176" calcext:value-type="float">
            <text:p>6.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25-06-26 17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8296" calcext:value-type="float">
            <text:p>6.17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25-05-22 12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98" calcext:value-type="float">
            <text:p>6.01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25-04-24 12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6624" calcext:value-type="float">
            <text:p>6.51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25-03-12 11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4432" calcext:value-type="float">
            <text:p>6.50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25-02-24 12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652" calcext:value-type="float">
            <text:p>6.44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25-01-27 12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704" calcext:value-type="float">
            <text:p>6.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24-12-31 13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8648" calcext:value-type="float">
            <text:p>6.70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24-10-25 12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6288" calcext:value-type="float">
            <text:p>6.87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24-09-24 15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5704" calcext:value-type="float">
            <text:p>6.77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24-08-30 11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5912" calcext:value-type="float">
            <text:p>6.91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24-07-29 13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2176" calcext:value-type="float">
            <text:p>6.74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24-06-26 13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6792" calcext:value-type="float">
            <text:p>6.33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24-05-28 13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6752" calcext:value-type="float">
            <text:p>6.01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24-04-25 16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6168" calcext:value-type="float">
            <text:p>5.91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24-03-28 13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884" calcext:value-type="float">
            <text:p>5.95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24-02-26 21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6752" calcext:value-type="float">
            <text:p>6.01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24-01-25 19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936" calcext:value-type="float">
            <text:p>6.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23-12-28 15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23-11-21 15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1736" calcext:value-type="float">
            <text:p>7.03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23-10-27 21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468" calcext:value-type="float">
            <text:p>6.96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23-09-27 14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8688" calcext:value-type="float">
            <text:p>7.02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23-08-28 20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324" calcext:value-type="float">
            <text:p>6.87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23-07-25 18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0944" calcext:value-type="float">
            <text:p>6.79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23-06-26 12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3304" calcext:value-type="float">
            <text:p>6.62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23-05-26 16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4056" calcext:value-type="float">
            <text:p>6.54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23-04-27 19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9776" calcext:value-type="float">
            <text:p>6.58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23-03-28 12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9568" calcext:value-type="float">
            <text:p>6.44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23-02-23 14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892" calcext:value-type="float">
            <text:p>6.59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23-01-24 14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8168" calcext:value-type="float">
            <text:p>6.67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22-12-20 15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4952" calcext:value-type="float">
            <text:p>6.85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22-11-22 19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228" calcext:value-type="float">
            <text:p>6.81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22-10-26 15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7624" calcext:value-type="float">
            <text:p>6.89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22-09-26 19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372" calcext:value-type="float">
            <text:p>6.90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22-07-28 19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1424" calcext:value-type="float">
            <text:p>6.82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22-06-27 16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9024" calcext:value-type="float">
            <text:p>6.66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22-05-26 15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7544" calcext:value-type="float">
            <text:p>6.25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22-04-29 23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8296" calcext:value-type="float">
            <text:p>6.17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22-03-25 20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5664" calcext:value-type="float">
            <text:p>6.45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22-02-25 22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7376" calcext:value-type="float">
            <text:p>6.43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22-01-28 18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3304" calcext:value-type="float">
            <text:p>6.62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21-12-29 14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9816" calcext:value-type="float">
            <text:p>6.90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21-11-18 17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8376" calcext:value-type="float">
            <text:p>6.81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21-10-28 17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7248" calcext:value-type="float">
            <text:p>6.93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21-09-27 13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8376" calcext:value-type="float">
            <text:p>6.81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21-08-31 12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5912" calcext:value-type="float">
            <text:p>6.91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21-07-27 12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8376" calcext:value-type="float">
            <text:p>6.81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21-06-28 14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464" calcext:value-type="float">
            <text:p>6.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21-05-26 15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1008" calcext:value-type="float">
            <text:p>6.54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21-04-28 14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224" calcext:value-type="float">
            <text:p>6.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21-03-30 13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9672" calcext:value-type="float">
            <text:p>6.51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21-02-23 15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1384" calcext:value-type="float">
            <text:p>6.50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21-01-26 15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0528" calcext:value-type="float">
            <text:p>6.51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20-12-29 13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0632" calcext:value-type="float">
            <text:p>6.58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20-11-25 14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8648" calcext:value-type="float">
            <text:p>6.70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20-10-29 13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9232" calcext:value-type="float">
            <text:p>6.80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20-09-29 14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704" calcext:value-type="float">
            <text:p>6.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20-08-24 13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5328" calcext:value-type="float">
            <text:p>6.81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20-07-29 14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9984" calcext:value-type="float">
            <text:p>6.72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20-06-30 15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0528" calcext:value-type="float">
            <text:p>6.51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20-05-29 14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6688" calcext:value-type="float">
            <text:p>6.26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20-04-27 13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316" calcext:value-type="float">
            <text:p>6.23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20-03-25 14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08" calcext:value-type="float">
            <text:p>6.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20-02-26 15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2992" calcext:value-type="float">
            <text:p>6.41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20-01-28 13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2512" calcext:value-type="float">
            <text:p>6.38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19-12-30 15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1008" calcext:value-type="float">
            <text:p>6.54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19-11-22 15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0192" calcext:value-type="float">
            <text:p>6.87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19-10-25 15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9544" calcext:value-type="float">
            <text:p>7.01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19-09-25 12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7248" calcext:value-type="float">
            <text:p>6.93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19-08-27 11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6184" calcext:value-type="float">
            <text:p>6.80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19-07-30 12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1112" calcext:value-type="float">
            <text:p>6.61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19-06-27 13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748" calcext:value-type="float">
            <text:p>6.50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19-05-30 12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8192" calcext:value-type="float">
            <text:p>6.10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19-04-29 13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0488" calcext:value-type="float">
            <text:p>6.19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19-03-28 15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4936" calcext:value-type="float">
            <text:p>5.96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19-02-22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548" calcext:value-type="float">
            <text:p>5.7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19-01-29 16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8904" calcext:value-type="float">
            <text:p>5.70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18-12-18 16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2056" calcext:value-type="float">
            <text:p>5.78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18-11-27 15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0408" calcext:value-type="float">
            <text:p>5.55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18-10-30 13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076" calcext:value-type="float">
            <text:p>6.08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18-09-26 14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9656" calcext:value-type="float">
            <text:p>5.62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18-08-28 14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124" calcext:value-type="float">
            <text:p>6.11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18-07-23 13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652" calcext:value-type="float">
            <text:p>6.44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18-06-26 14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5792" calcext:value-type="float">
            <text:p>5.95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18-05-24 16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5" calcext:value-type="float">
            <text:p>5.7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18-04-26 14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6064" calcext:value-type="float">
            <text:p>5.84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18-03-30 14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5728" calcext:value-type="float">
            <text:p>6.20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18-02-21 17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3056" calcext:value-type="float">
            <text:p>6.16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18-01-30 15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4744" calcext:value-type="float">
            <text:p>6.71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17-12-26 14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7832" calcext:value-type="float">
            <text:p>7.03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17-11-30 13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7896" calcext:value-type="float">
            <text:p>6.78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17-10-31 13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468" calcext:value-type="float">
            <text:p>6.96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17-09-27 12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2112" calcext:value-type="float">
            <text:p>6.99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17-08-28 13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9232" calcext:value-type="float">
            <text:p>6.80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17-07-27 13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17-06-28 15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0904" calcext:value-type="float">
            <text:p>6.47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17-05-31 13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6648" calcext:value-type="float">
            <text:p>5.94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17-04-26 15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0216" calcext:value-type="float">
            <text:p>6.30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17-03-28 14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6" calcext:value-type="float">
            <text:p>6.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17-02-27 18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9088" calcext:value-type="float">
            <text:p>6.41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17-01-31 16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9904" calcext:value-type="float">
            <text:p>6.08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16-12-29 17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4744" calcext:value-type="float">
            <text:p>6.71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16-11-29 15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3552" calcext:value-type="float">
            <text:p>7.08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16-10-19 15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4304" calcext:value-type="float">
            <text:p>7.00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16-09-27 17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8792" calcext:value-type="float">
            <text:p>7.09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16-08-3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9544" calcext:value-type="float">
            <text:p>7.01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16-07-26 14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228" calcext:value-type="float">
            <text:p>6.81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16-06-29 14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6144" calcext:value-type="float">
            <text:p>6.48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16-05-24 12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5664" calcext:value-type="float">
            <text:p>6.45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16-04-28 13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94" calcext:value-type="float">
            <text:p>6.62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16-03-30 13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8984" calcext:value-type="float">
            <text:p>6.3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16-02-24 16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8568" calcext:value-type="float">
            <text:p>6.06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16-01-26 15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892" calcext:value-type="float">
            <text:p>6.59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15-12-29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9504" calcext:value-type="float">
            <text:p>6.69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15-11-24 1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468" calcext:value-type="float">
            <text:p>6.96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15-10-21 15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8688" calcext:value-type="float">
            <text:p>7.02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15-09-23 12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84" calcext:value-type="float">
            <text:p>7.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15-08-26 11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7624" calcext:value-type="float">
            <text:p>6.89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15-07-30 11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8168" calcext:value-type="float">
            <text:p>6.67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15-06-23 16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9984" calcext:value-type="float">
            <text:p>6.72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15-05-26 19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5976" calcext:value-type="float">
            <text:p>6.66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15-04-27 18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4288" calcext:value-type="float">
            <text:p>6.11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15-03-23 18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6208" calcext:value-type="float">
            <text:p>6.23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15-02-26 14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1904" calcext:value-type="float">
            <text:p>6.85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15-01-28 19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9064" calcext:value-type="float">
            <text:p>6.98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14-12-29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1256" calcext:value-type="float">
            <text:p>7.00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14-11-25 20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756" calcext:value-type="float">
            <text:p>7.14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14-10-28 19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3176" calcext:value-type="float">
            <text:p>7.12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14-09-30 21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5744" calcext:value-type="float">
            <text:p>7.09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14-08-25 18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1464" calcext:value-type="float">
            <text:p>7.14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14-07-29 19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3552" calcext:value-type="float">
            <text:p>7.08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14-06-25 18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9024" calcext:value-type="float">
            <text:p>6.66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14-05-29 13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8608" calcext:value-type="float">
            <text:p>6.38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14-04-29 13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7416" calcext:value-type="float">
            <text:p>6.75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14-03-25 13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5496" calcext:value-type="float">
            <text:p>6.63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14-02-25 13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032" calcext:value-type="float">
            <text:p>6.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14-01-29 12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3928" calcext:value-type="float">
            <text:p>7.04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13-12-31 14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132" calcext:value-type="float">
            <text:p>6.75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13-11-26 13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1296" calcext:value-type="float">
            <text:p>7.32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13-10-30 14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8624" calcext:value-type="float">
            <text:p>7.27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13-09-24 15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28" calcext:value-type="float">
            <text:p>7.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13-08-27 15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6016" calcext:value-type="float">
            <text:p>6.98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13-07-30 16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6872" calcext:value-type="float">
            <text:p>6.97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13-06-25 12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9504" calcext:value-type="float">
            <text:p>6.69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13-05-22 14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028" calcext:value-type="float">
            <text:p>6.05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13-04-29 15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1824" calcext:value-type="float">
            <text:p>6.21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13-03-27 16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6104" calcext:value-type="float">
            <text:p>6.16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13-02-27 15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4704" calcext:value-type="float">
            <text:p>6.39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13-01-16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5728" calcext:value-type="float">
            <text:p>6.20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12-12-14 14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3344" calcext:value-type="float">
            <text:p>6.94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12-11-21 15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2384" calcext:value-type="float">
            <text:p>6.88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12-10-24 13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4992" calcext:value-type="float">
            <text:p>7.17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12-09-28 16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28" calcext:value-type="float">
            <text:p>7.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12-08-08 15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4888" calcext:value-type="float">
            <text:p>7.10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12-07-11 13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708" calcext:value-type="float">
            <text:p>7.11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12-06-25 13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2864" calcext:value-type="float">
            <text:p>6.91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12-05-21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0192" calcext:value-type="float">
            <text:p>6.87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12-04-24 15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1592" calcext:value-type="float">
            <text:p>6.64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12-03-27 15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4328" calcext:value-type="float">
            <text:p>6.43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12-02-21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94" calcext:value-type="float">
            <text:p>6.62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12-01-25 15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176" calcext:value-type="float">
            <text:p>6.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11-12-20 15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0048" calcext:value-type="float">
            <text:p>6.48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11-10-25 14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944" calcext:value-type="float">
            <text:p>6.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11-09-27 14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708" calcext:value-type="float">
            <text:p>7.11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11-08-22 14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7144" calcext:value-type="float">
            <text:p>6.86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11-07-29 15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516" calcext:value-type="float">
            <text:p>6.99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11-06-28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892" calcext:value-type="float">
            <text:p>6.59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11-05-23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788" calcext:value-type="float">
            <text:p>5.89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11-04-20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8464" calcext:value-type="float">
            <text:p>5.99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11-03-29 14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84" calcext:value-type="float">
            <text:p>6.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11-02-23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7456" calcext:value-type="float">
            <text:p>7.07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11-01-25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2632" calcext:value-type="float">
            <text:p>7.34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10-12-30 15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2528" calcext:value-type="float">
            <text:p>7.27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10-11-30 16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7392" calcext:value-type="float">
            <text:p>7.32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10-11-22 19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2256" calcext:value-type="float">
            <text:p>7.38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10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6264" calcext:value-type="float">
            <text:p>7.44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10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188" calcext:value-type="float">
            <text:p>7.4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10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1024" calcext:value-type="float">
            <text:p>7.4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10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2736" calcext:value-type="float">
            <text:p>7.41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10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6536" calcext:value-type="float">
            <text:p>7.33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10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10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8352" calcext:value-type="float">
            <text:p>7.38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10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7496" calcext:value-type="float">
            <text:p>7.39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10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6264" calcext:value-type="float">
            <text:p>7.44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10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5888" calcext:value-type="float">
            <text:p>7.48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10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6744" calcext:value-type="float">
            <text:p>7.47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10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7976" calcext:value-type="float">
            <text:p>7.42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10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14" calcext:value-type="float">
            <text:p>7.39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10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4448" calcext:value-type="float">
            <text:p>7.39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10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6744" calcext:value-type="float">
            <text:p>7.47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10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10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044" calcext:value-type="float">
            <text:p>7.33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10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044" calcext:value-type="float">
            <text:p>7.33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10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4072" calcext:value-type="float">
            <text:p>7.43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10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4176" calcext:value-type="float">
            <text:p>7.50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10-11-01 19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9792" calcext:value-type="float">
            <text:p>7.47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1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9312" calcext:value-type="float">
            <text:p>7.4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10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9312" calcext:value-type="float">
            <text:p>7.4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10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7976" calcext:value-type="float">
            <text:p>7.42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10-10-28 14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8352" calcext:value-type="float">
            <text:p>7.38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10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7016" calcext:value-type="float">
            <text:p>7.36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10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2632" calcext:value-type="float">
            <text:p>7.34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10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092" calcext:value-type="float">
            <text:p>7.36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10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2736" calcext:value-type="float">
            <text:p>7.41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10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4072" calcext:value-type="float">
            <text:p>7.43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10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664" calcext:value-type="float">
            <text:p>7.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10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1296" calcext:value-type="float">
            <text:p>7.32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10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4824" calcext:value-type="float">
            <text:p>7.35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10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7872" calcext:value-type="float">
            <text:p>7.35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10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3968" calcext:value-type="float">
            <text:p>7.36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10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7016" calcext:value-type="float">
            <text:p>7.36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10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3968" calcext:value-type="float">
            <text:p>7.36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10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2152" calcext:value-type="float">
            <text:p>7.31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10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7392" calcext:value-type="float">
            <text:p>7.32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10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8728" calcext:value-type="float">
            <text:p>7.34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10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2152" calcext:value-type="float">
            <text:p>7.31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10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9104" calcext:value-type="float">
            <text:p>7.30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10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044" calcext:value-type="float">
            <text:p>7.33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10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2632" calcext:value-type="float">
            <text:p>7.34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10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10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6056" calcext:value-type="float">
            <text:p>7.30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10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1296" calcext:value-type="float">
            <text:p>7.32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10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092" calcext:value-type="float">
            <text:p>7.36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10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7016" calcext:value-type="float">
            <text:p>7.36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10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10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9584" calcext:value-type="float">
            <text:p>7.33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10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1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6056" calcext:value-type="float">
            <text:p>7.30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10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9208" calcext:value-type="float">
            <text:p>7.37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10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7392" calcext:value-type="float">
            <text:p>7.32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10-09-27 13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10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14" calcext:value-type="float">
            <text:p>7.39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10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10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3592" calcext:value-type="float">
            <text:p>7.40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10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8832" calcext:value-type="float">
            <text:p>7.41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10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7496" calcext:value-type="float">
            <text:p>7.39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10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9688" calcext:value-type="float">
            <text:p>7.40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10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7496" calcext:value-type="float">
            <text:p>7.39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10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3592" calcext:value-type="float">
            <text:p>7.40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10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5784" calcext:value-type="float">
            <text:p>7.41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10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3112" calcext:value-type="float">
            <text:p>7.37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10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3968" calcext:value-type="float">
            <text:p>7.36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10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8352" calcext:value-type="float">
            <text:p>7.38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10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7872" calcext:value-type="float">
            <text:p>7.35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10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8728" calcext:value-type="float">
            <text:p>7.34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10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7392" calcext:value-type="float">
            <text:p>7.32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10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044" calcext:value-type="float">
            <text:p>7.33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10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1296" calcext:value-type="float">
            <text:p>7.32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10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6056" calcext:value-type="float">
            <text:p>7.30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10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996" calcext:value-type="float">
            <text:p>7.29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10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044" calcext:value-type="float">
            <text:p>7.33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10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9584" calcext:value-type="float">
            <text:p>7.33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10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6912" calcext:value-type="float">
            <text:p>7.29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10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8144" calcext:value-type="float">
            <text:p>7.24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10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2048" calcext:value-type="float">
            <text:p>7.24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10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8624" calcext:value-type="float">
            <text:p>7.27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10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6912" calcext:value-type="float">
            <text:p>7.29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1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1296" calcext:value-type="float">
            <text:p>7.32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10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6536" calcext:value-type="float">
            <text:p>7.33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10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4344" calcext:value-type="float">
            <text:p>7.32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10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6056" calcext:value-type="float">
            <text:p>7.30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10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3864" calcext:value-type="float">
            <text:p>7.29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10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0336" calcext:value-type="float">
            <text:p>7.26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10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8144" calcext:value-type="float">
            <text:p>7.24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10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8144" calcext:value-type="float">
            <text:p>7.24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10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9856" calcext:value-type="float">
            <text:p>7.22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10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7664" calcext:value-type="float">
            <text:p>7.21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10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2904" calcext:value-type="float">
            <text:p>7.23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10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2904" calcext:value-type="float">
            <text:p>7.23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10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6808" calcext:value-type="float">
            <text:p>7.22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10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9" calcext:value-type="float">
            <text:p>7.2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10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2904" calcext:value-type="float">
            <text:p>7.23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10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852" calcext:value-type="float">
            <text:p>7.20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10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852" calcext:value-type="float">
            <text:p>7.20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10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4616" calcext:value-type="float">
            <text:p>7.21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10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0232" calcext:value-type="float">
            <text:p>7.19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10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9752" calcext:value-type="float">
            <text:p>7.15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10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8896" calcext:value-type="float">
            <text:p>7.16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10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4992" calcext:value-type="float">
            <text:p>7.17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10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804" calcext:value-type="float">
            <text:p>7.17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10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4992" calcext:value-type="float">
            <text:p>7.17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10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6704" calcext:value-type="float">
            <text:p>7.15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10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3176" calcext:value-type="float">
            <text:p>7.12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10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0984" calcext:value-type="float">
            <text:p>7.11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10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232" calcext:value-type="float">
            <text:p>7.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10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6704" calcext:value-type="float">
            <text:p>7.15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10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0608" calcext:value-type="float">
            <text:p>7.15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10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708" calcext:value-type="float">
            <text:p>7.11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1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7936" calcext:value-type="float">
            <text:p>7.10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10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4032" calcext:value-type="float">
            <text:p>7.11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10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84" calcext:value-type="float">
            <text:p>7.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10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4032" calcext:value-type="float">
            <text:p>7.11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10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708" calcext:value-type="float">
            <text:p>7.11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10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4032" calcext:value-type="float">
            <text:p>7.11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10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0504" calcext:value-type="float">
            <text:p>7.08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10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0504" calcext:value-type="float">
            <text:p>7.08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10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66" calcext:value-type="float">
            <text:p>7.08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10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66" calcext:value-type="float">
            <text:p>7.08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10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4408" calcext:value-type="float">
            <text:p>7.07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10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2216" calcext:value-type="float">
            <text:p>7.06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10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10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3928" calcext:value-type="float">
            <text:p>7.04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10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10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10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10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6496" calcext:value-type="float">
            <text:p>7.01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10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9064" calcext:value-type="float">
            <text:p>6.98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10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992" calcext:value-type="float">
            <text:p>6.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10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992" calcext:value-type="float">
            <text:p>6.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10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1632" calcext:value-type="float">
            <text:p>6.96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10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5536" calcext:value-type="float">
            <text:p>6.95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10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7728" calcext:value-type="float">
            <text:p>6.96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10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3824" calcext:value-type="float">
            <text:p>6.97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10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468" calcext:value-type="float">
            <text:p>6.96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10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6392" calcext:value-type="float">
            <text:p>6.94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10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3344" calcext:value-type="float">
            <text:p>6.94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10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5536" calcext:value-type="float">
            <text:p>6.95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10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7728" calcext:value-type="float">
            <text:p>6.96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10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3344" calcext:value-type="float">
            <text:p>6.94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1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9816" calcext:value-type="float">
            <text:p>6.90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10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4952" calcext:value-type="float">
            <text:p>6.85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10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0088" calcext:value-type="float">
            <text:p>6.80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10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9232" calcext:value-type="float">
            <text:p>6.80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10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0568" calcext:value-type="float">
            <text:p>6.83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10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3616" calcext:value-type="float">
            <text:p>6.83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10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9232" calcext:value-type="float">
            <text:p>6.80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10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8376" calcext:value-type="float">
            <text:p>6.81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10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9232" calcext:value-type="float">
            <text:p>6.80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10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0944" calcext:value-type="float">
            <text:p>6.79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10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7416" calcext:value-type="float">
            <text:p>6.75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10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4368" calcext:value-type="float">
            <text:p>6.75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10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4368" calcext:value-type="float">
            <text:p>6.75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10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7792" calcext:value-type="float">
            <text:p>6.71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10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8648" calcext:value-type="float">
            <text:p>6.70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10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9504" calcext:value-type="float">
            <text:p>6.69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10-06-14 17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2928" calcext:value-type="float">
            <text:p>6.66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10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3784" calcext:value-type="float">
            <text:p>6.65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10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5976" calcext:value-type="float">
            <text:p>6.66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10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988" calcext:value-type="float">
            <text:p>6.65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10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1968" calcext:value-type="float">
            <text:p>6.60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10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8064" calcext:value-type="float">
            <text:p>6.60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10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3304" calcext:value-type="float">
            <text:p>6.62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10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9296" calcext:value-type="float">
            <text:p>6.55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10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6144" calcext:value-type="float">
            <text:p>6.48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10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9192" calcext:value-type="float">
            <text:p>6.48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10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7856" calcext:value-type="float">
            <text:p>6.46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10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9088" calcext:value-type="float">
            <text:p>6.41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10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6896" calcext:value-type="float">
            <text:p>6.40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10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9464" calcext:value-type="float">
            <text:p>6.37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1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3368" calcext:value-type="float">
            <text:p>6.37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10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5936" calcext:value-type="float">
            <text:p>6.34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10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5456" calcext:value-type="float">
            <text:p>6.31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10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7168" calcext:value-type="float">
            <text:p>6.29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10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4976" calcext:value-type="float">
            <text:p>6.28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10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8504" calcext:value-type="float">
            <text:p>6.31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10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6416" calcext:value-type="float">
            <text:p>6.37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10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9944" calcext:value-type="float">
            <text:p>6.40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10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2136" calcext:value-type="float">
            <text:p>6.42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10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7376" calcext:value-type="float">
            <text:p>6.43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10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8712" calcext:value-type="float">
            <text:p>6.45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10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0904" calcext:value-type="float">
            <text:p>6.47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10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3096" calcext:value-type="float">
            <text:p>6.48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10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8816" calcext:value-type="float">
            <text:p>6.52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10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5016" calcext:value-type="float">
            <text:p>6.60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10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5496" calcext:value-type="float">
            <text:p>6.63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10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3784" calcext:value-type="float">
            <text:p>6.65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10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2928" calcext:value-type="float">
            <text:p>6.66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10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036" calcext:value-type="float">
            <text:p>6.69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10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2928" calcext:value-type="float">
            <text:p>6.66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10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1696" calcext:value-type="float">
            <text:p>6.71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10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7792" calcext:value-type="float">
            <text:p>6.71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10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2928" calcext:value-type="float">
            <text:p>6.66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10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7584" calcext:value-type="float">
            <text:p>6.57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10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1112" calcext:value-type="float">
            <text:p>6.61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10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1968" calcext:value-type="float">
            <text:p>6.60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10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7208" calcext:value-type="float">
            <text:p>6.61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10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416" calcext:value-type="float">
            <text:p>6.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10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1968" calcext:value-type="float">
            <text:p>6.60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10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1112" calcext:value-type="float">
            <text:p>6.61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10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5016" calcext:value-type="float">
            <text:p>6.60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1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1968" calcext:value-type="float">
            <text:p>6.60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10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1968" calcext:value-type="float">
            <text:p>6.60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10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1488" calcext:value-type="float">
            <text:p>6.57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10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3096" calcext:value-type="float">
            <text:p>6.48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10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7376" calcext:value-type="float">
            <text:p>6.43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10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7856" calcext:value-type="float">
            <text:p>6.46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10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9296" calcext:value-type="float">
            <text:p>6.55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10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5768" calcext:value-type="float">
            <text:p>6.52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10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3096" calcext:value-type="float">
            <text:p>6.48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10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7856" calcext:value-type="float">
            <text:p>6.46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10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0528" calcext:value-type="float">
            <text:p>6.51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10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4432" calcext:value-type="float">
            <text:p>6.50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10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5664" calcext:value-type="float">
            <text:p>6.45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10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9944" calcext:value-type="float">
            <text:p>6.40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10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2136" calcext:value-type="float">
            <text:p>6.42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10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7" calcext:value-type="float">
            <text:p>6.4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10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3096" calcext:value-type="float">
            <text:p>6.48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10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3472" calcext:value-type="float">
            <text:p>6.44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10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7752" calcext:value-type="float">
            <text:p>6.39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10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8984" calcext:value-type="float">
            <text:p>6.3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10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8504" calcext:value-type="float">
            <text:p>6.31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10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1824" calcext:value-type="float">
            <text:p>6.21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10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124" calcext:value-type="float">
            <text:p>6.11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10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9904" calcext:value-type="float">
            <text:p>6.08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10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6856" calcext:value-type="float">
            <text:p>6.08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10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3808" calcext:value-type="float">
            <text:p>6.08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10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1616" calcext:value-type="float">
            <text:p>6.07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10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2848" calcext:value-type="float">
            <text:p>6.02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10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98" calcext:value-type="float">
            <text:p>6.01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10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8464" calcext:value-type="float">
            <text:p>5.99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1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408" calcext:value-type="float">
            <text:p>5.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10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7504" calcext:value-type="float">
            <text:p>5.93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10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4456" calcext:value-type="float">
            <text:p>5.93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10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932" calcext:value-type="float">
            <text:p>5.98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10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0656" calcext:value-type="float">
            <text:p>6.01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10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4832" calcext:value-type="float">
            <text:p>5.8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10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4352" calcext:value-type="float">
            <text:p>5.8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10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3016" calcext:value-type="float">
            <text:p>5.84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10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9384" calcext:value-type="float">
            <text:p>5.73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10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2808" calcext:value-type="float">
            <text:p>5.70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10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4144" calcext:value-type="float">
            <text:p>5.72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10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1952" calcext:value-type="float">
            <text:p>5.71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10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5376" calcext:value-type="float">
            <text:p>5.67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10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2328" calcext:value-type="float">
            <text:p>5.67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10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3664" calcext:value-type="float">
            <text:p>5.69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10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6712" calcext:value-type="float">
            <text:p>5.69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10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0992" calcext:value-type="float">
            <text:p>5.6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10-03-14 16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7464" calcext:value-type="float">
            <text:p>5.61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10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6104" calcext:value-type="float">
            <text:p>6.16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10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0112" calcext:value-type="float">
            <text:p>6.23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10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0968" calcext:value-type="float">
            <text:p>6.22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10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4392" calcext:value-type="float">
            <text:p>6.18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10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3056" calcext:value-type="float">
            <text:p>6.16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10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5728" calcext:value-type="float">
            <text:p>6.20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10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316" calcext:value-type="float">
            <text:p>6.23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1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9632" calcext:value-type="float">
            <text:p>6.19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10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3536" calcext:value-type="float">
            <text:p>6.19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10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9632" calcext:value-type="float">
            <text:p>6.19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10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9736" calcext:value-type="float">
            <text:p>6.26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10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3744" calcext:value-type="float">
            <text:p>6.33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10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2888" calcext:value-type="float">
            <text:p>6.34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10-02-22 17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508" calcext:value-type="float">
            <text:p>6.35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10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604" calcext:value-type="float">
            <text:p>6.41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10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2992" calcext:value-type="float">
            <text:p>6.41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10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9464" calcext:value-type="float">
            <text:p>6.37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10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3744" calcext:value-type="float">
            <text:p>6.33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10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7168" calcext:value-type="float">
            <text:p>6.29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10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5832" calcext:value-type="float">
            <text:p>6.27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10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888" calcext:value-type="float">
            <text:p>6.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10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5832" calcext:value-type="float">
            <text:p>6.27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10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1448" calcext:value-type="float">
            <text:p>6.25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10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2784" calcext:value-type="float">
            <text:p>6.27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10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2304" calcext:value-type="float">
            <text:p>6.24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10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3912" calcext:value-type="float">
            <text:p>6.15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10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0968" calcext:value-type="float">
            <text:p>6.22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10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6208" calcext:value-type="float">
            <text:p>6.23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10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6584" calcext:value-type="float">
            <text:p>6.19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10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2576" calcext:value-type="float">
            <text:p>6.13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10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6104" calcext:value-type="float">
            <text:p>6.16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10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0488" calcext:value-type="float">
            <text:p>6.19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10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316" calcext:value-type="float">
            <text:p>6.23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10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46" calcext:value-type="float">
            <text:p>6.32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10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1552" calcext:value-type="float">
            <text:p>6.32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10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08" calcext:value-type="float">
            <text:p>6.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10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128" calcext:value-type="float">
            <text:p>6.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10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3952" calcext:value-type="float">
            <text:p>6.47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10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272" calcext:value-type="float">
            <text:p>6.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10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7584" calcext:value-type="float">
            <text:p>6.57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10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2928" calcext:value-type="float">
            <text:p>6.66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10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7688" calcext:value-type="float">
            <text:p>6.64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10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5496" calcext:value-type="float">
            <text:p>6.63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10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94" calcext:value-type="float">
            <text:p>6.62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10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2824" calcext:value-type="float">
            <text:p>6.59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10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4536" calcext:value-type="float">
            <text:p>6.57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10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9776" calcext:value-type="float">
            <text:p>6.58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10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796" calcext:value-type="float">
            <text:p>6.53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10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176" calcext:value-type="float">
            <text:p>6.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10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5664" calcext:value-type="float">
            <text:p>6.45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10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8232" calcext:value-type="float">
            <text:p>6.42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10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1656" calcext:value-type="float">
            <text:p>6.39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10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9464" calcext:value-type="float">
            <text:p>6.37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10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6416" calcext:value-type="float">
            <text:p>6.37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10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4224" calcext:value-type="float">
            <text:p>6.36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10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5936" calcext:value-type="float">
            <text:p>6.34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4224" calcext:value-type="float">
            <text:p>6.36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9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0424" calcext:value-type="float">
            <text:p>6.44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9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4328" calcext:value-type="float">
            <text:p>6.43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9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2512" calcext:value-type="float">
            <text:p>6.38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9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4328" calcext:value-type="float">
            <text:p>6.43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9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3952" calcext:value-type="float">
            <text:p>6.47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9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6624" calcext:value-type="float">
            <text:p>6.51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9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32" calcext:value-type="float">
            <text:p>6.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9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796" calcext:value-type="float">
            <text:p>6.53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9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6624" calcext:value-type="float">
            <text:p>6.51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9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3096" calcext:value-type="float">
            <text:p>6.48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9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5664" calcext:value-type="float">
            <text:p>6.45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9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9944" calcext:value-type="float">
            <text:p>6.40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9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748" calcext:value-type="float">
            <text:p>6.50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9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2824" calcext:value-type="float">
            <text:p>6.59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9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3304" calcext:value-type="float">
            <text:p>6.62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9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5016" calcext:value-type="float">
            <text:p>6.60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9-12-14 16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7688" calcext:value-type="float">
            <text:p>6.64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9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4264" calcext:value-type="float">
            <text:p>6.68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9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0088" calcext:value-type="float">
            <text:p>6.80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9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0088" calcext:value-type="float">
            <text:p>6.80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9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1152" calcext:value-type="float">
            <text:p>6.93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9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3344" calcext:value-type="float">
            <text:p>6.94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9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7728" calcext:value-type="float">
            <text:p>6.96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9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3344" calcext:value-type="float">
            <text:p>6.94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9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3824" calcext:value-type="float">
            <text:p>6.97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9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7624" calcext:value-type="float">
            <text:p>6.89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9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8584" calcext:value-type="float">
            <text:p>6.95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9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0776" calcext:value-type="float">
            <text:p>6.97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2008" calcext:value-type="float">
            <text:p>6.92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9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7248" calcext:value-type="float">
            <text:p>6.93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9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42" calcext:value-type="float">
            <text:p>6.93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9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372" calcext:value-type="float">
            <text:p>6.90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9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8104" calcext:value-type="float">
            <text:p>6.92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9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2488" calcext:value-type="float">
            <text:p>6.95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9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516" calcext:value-type="float">
            <text:p>6.99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9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9544" calcext:value-type="float">
            <text:p>7.01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9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9544" calcext:value-type="float">
            <text:p>7.01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9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1256" calcext:value-type="float">
            <text:p>7.00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9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8208" calcext:value-type="float">
            <text:p>6.99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9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9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7832" calcext:value-type="float">
            <text:p>7.03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9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4304" calcext:value-type="float">
            <text:p>7.00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9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0776" calcext:value-type="float">
            <text:p>6.97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9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944" calcext:value-type="float">
            <text:p>6.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9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1152" calcext:value-type="float">
            <text:p>6.93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9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7248" calcext:value-type="float">
            <text:p>6.93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9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468" calcext:value-type="float">
            <text:p>6.96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9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6016" calcext:value-type="float">
            <text:p>6.98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9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9064" calcext:value-type="float">
            <text:p>6.98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9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516" calcext:value-type="float">
            <text:p>6.99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9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1632" calcext:value-type="float">
            <text:p>6.96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9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6392" calcext:value-type="float">
            <text:p>6.94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9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0776" calcext:value-type="float">
            <text:p>6.97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9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3344" calcext:value-type="float">
            <text:p>6.94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9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5536" calcext:value-type="float">
            <text:p>6.95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9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1152" calcext:value-type="float">
            <text:p>6.93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9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42" calcext:value-type="float">
            <text:p>6.93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9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5056" calcext:value-type="float">
            <text:p>6.92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9336" calcext:value-type="float">
            <text:p>6.87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9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6392" calcext:value-type="float">
            <text:p>6.94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9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9064" calcext:value-type="float">
            <text:p>6.98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9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5536" calcext:value-type="float">
            <text:p>6.95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9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3448" calcext:value-type="float">
            <text:p>7.01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9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9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3072" calcext:value-type="float">
            <text:p>7.05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9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8208" calcext:value-type="float">
            <text:p>6.99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9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9168" calcext:value-type="float">
            <text:p>7.05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9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5744" calcext:value-type="float">
            <text:p>7.09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9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6224" calcext:value-type="float">
            <text:p>7.12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9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232" calcext:value-type="float">
            <text:p>7.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9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1464" calcext:value-type="float">
            <text:p>7.14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9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5368" calcext:value-type="float">
            <text:p>7.13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9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4888" calcext:value-type="float">
            <text:p>7.10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9-10-16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0504" calcext:value-type="float">
            <text:p>7.08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9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0504" calcext:value-type="float">
            <text:p>7.08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9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9752" calcext:value-type="float">
            <text:p>7.15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9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0608" calcext:value-type="float">
            <text:p>7.15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9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4136" calcext:value-type="float">
            <text:p>7.18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9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4992" calcext:value-type="float">
            <text:p>7.17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9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0128" calcext:value-type="float">
            <text:p>7.12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9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7456" calcext:value-type="float">
            <text:p>7.07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9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1464" calcext:value-type="float">
            <text:p>7.14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9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9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66" calcext:value-type="float">
            <text:p>7.08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9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7936" calcext:value-type="float">
            <text:p>7.10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9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3552" calcext:value-type="float">
            <text:p>7.08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9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0024" calcext:value-type="float">
            <text:p>7.05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9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6976" calcext:value-type="float">
            <text:p>7.04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9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4408" calcext:value-type="float">
            <text:p>7.07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9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6872" calcext:value-type="float">
            <text:p>6.97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9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7248" calcext:value-type="float">
            <text:p>6.93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9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5536" calcext:value-type="float">
            <text:p>6.95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9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3928" calcext:value-type="float">
            <text:p>7.04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9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3928" calcext:value-type="float">
            <text:p>7.04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9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9544" calcext:value-type="float">
            <text:p>7.01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9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6496" calcext:value-type="float">
            <text:p>7.01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9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6496" calcext:value-type="float">
            <text:p>7.01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9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1256" calcext:value-type="float">
            <text:p>7.00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9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1256" calcext:value-type="float">
            <text:p>7.00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9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2968" calcext:value-type="float">
            <text:p>6.98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9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944" calcext:value-type="float">
            <text:p>6.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9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5536" calcext:value-type="float">
            <text:p>6.95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9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1152" calcext:value-type="float">
            <text:p>6.93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9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0672" calcext:value-type="float">
            <text:p>6.90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9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0672" calcext:value-type="float">
            <text:p>6.90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9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1528" calcext:value-type="float">
            <text:p>6.89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9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848" calcext:value-type="float">
            <text:p>6.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9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6768" calcext:value-type="float">
            <text:p>6.90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9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2008" calcext:value-type="float">
            <text:p>6.92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9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5432" calcext:value-type="float">
            <text:p>6.88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9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324" calcext:value-type="float">
            <text:p>6.87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9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5432" calcext:value-type="float">
            <text:p>6.88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9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4576" calcext:value-type="float">
            <text:p>6.89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9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324" calcext:value-type="float">
            <text:p>6.87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9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8856" calcext:value-type="float">
            <text:p>6.84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9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4952" calcext:value-type="float">
            <text:p>6.85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9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0192" calcext:value-type="float">
            <text:p>6.87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9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0192" calcext:value-type="float">
            <text:p>6.87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9712" calcext:value-type="float">
            <text:p>6.83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9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4848" calcext:value-type="float">
            <text:p>6.78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9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2176" calcext:value-type="float">
            <text:p>6.74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9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5704" calcext:value-type="float">
            <text:p>6.77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9-08-27 12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704" calcext:value-type="float">
            <text:p>6.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9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0944" calcext:value-type="float">
            <text:p>6.79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9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0088" calcext:value-type="float">
            <text:p>6.80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9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8752" calcext:value-type="float">
            <text:p>6.77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9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3032" calcext:value-type="float">
            <text:p>6.73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9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1696" calcext:value-type="float">
            <text:p>6.71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9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1696" calcext:value-type="float">
            <text:p>6.71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9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7792" calcext:value-type="float">
            <text:p>6.71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9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6936" calcext:value-type="float">
            <text:p>6.72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9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9128" calcext:value-type="float">
            <text:p>6.73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9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132" calcext:value-type="float">
            <text:p>6.75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9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8272" calcext:value-type="float">
            <text:p>6.74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9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5224" calcext:value-type="float">
            <text:p>6.74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9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5224" calcext:value-type="float">
            <text:p>6.74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9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7792" calcext:value-type="float">
            <text:p>6.71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9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3408" calcext:value-type="float">
            <text:p>6.69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9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7312" calcext:value-type="float">
            <text:p>6.68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9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9504" calcext:value-type="float">
            <text:p>6.69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9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4744" calcext:value-type="float">
            <text:p>6.71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9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084" calcext:value-type="float">
            <text:p>6.72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9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9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2072" calcext:value-type="float">
            <text:p>6.67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9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6832" calcext:value-type="float">
            <text:p>6.65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9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988" calcext:value-type="float">
            <text:p>6.65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9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5976" calcext:value-type="float">
            <text:p>6.66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9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6832" calcext:value-type="float">
            <text:p>6.65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9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6456" calcext:value-type="float">
            <text:p>6.69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7312" calcext:value-type="float">
            <text:p>6.68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9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7312" calcext:value-type="float">
            <text:p>6.68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9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8168" calcext:value-type="float">
            <text:p>6.67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9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9504" calcext:value-type="float">
            <text:p>6.69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9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7312" calcext:value-type="float">
            <text:p>6.68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9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5976" calcext:value-type="float">
            <text:p>6.66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9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9024" calcext:value-type="float">
            <text:p>6.66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9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2928" calcext:value-type="float">
            <text:p>6.66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9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5976" calcext:value-type="float">
            <text:p>6.66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9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9504" calcext:value-type="float">
            <text:p>6.69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9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9504" calcext:value-type="float">
            <text:p>6.69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9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2552" calcext:value-type="float">
            <text:p>6.70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9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7312" calcext:value-type="float">
            <text:p>6.68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9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94" calcext:value-type="float">
            <text:p>6.62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9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892" calcext:value-type="float">
            <text:p>6.59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9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1112" calcext:value-type="float">
            <text:p>6.61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9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464" calcext:value-type="float">
            <text:p>6.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9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94" calcext:value-type="float">
            <text:p>6.62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9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368" calcext:value-type="float">
            <text:p>6.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9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0632" calcext:value-type="float">
            <text:p>6.58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9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2824" calcext:value-type="float">
            <text:p>6.59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9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892" calcext:value-type="float">
            <text:p>6.59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9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6248" calcext:value-type="float">
            <text:p>6.55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9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9192" calcext:value-type="float">
            <text:p>6.48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9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0424" calcext:value-type="float">
            <text:p>6.44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9-07-06 12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8232" calcext:value-type="float">
            <text:p>6.42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9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1656" calcext:value-type="float">
            <text:p>6.39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9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2512" calcext:value-type="float">
            <text:p>6.38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9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2032" calcext:value-type="float">
            <text:p>6.35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9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412" calcext:value-type="float">
            <text:p>6.29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9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9256" calcext:value-type="float">
            <text:p>6.23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5248" calcext:value-type="float">
            <text:p>6.17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9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7816" calcext:value-type="float">
            <text:p>6.14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9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7816" calcext:value-type="float">
            <text:p>6.14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9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9528" calcext:value-type="float">
            <text:p>6.12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9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6" calcext:value-type="float">
            <text:p>6.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9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6" calcext:value-type="float">
            <text:p>6.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9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6" calcext:value-type="float">
            <text:p>6.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9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9048" calcext:value-type="float">
            <text:p>6.09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9-06-22 16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3432" calcext:value-type="float">
            <text:p>6.12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9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0008" calcext:value-type="float">
            <text:p>6.16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9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268" calcext:value-type="float">
            <text:p>6.20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9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0216" calcext:value-type="float">
            <text:p>6.30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9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1176" calcext:value-type="float">
            <text:p>6.36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9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128" calcext:value-type="float">
            <text:p>6.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9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9088" calcext:value-type="float">
            <text:p>6.41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9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8608" calcext:value-type="float">
            <text:p>6.38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9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8128" calcext:value-type="float">
            <text:p>6.35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9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8504" calcext:value-type="float">
            <text:p>6.31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9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5832" calcext:value-type="float">
            <text:p>6.27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9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6688" calcext:value-type="float">
            <text:p>6.26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9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6688" calcext:value-type="float">
            <text:p>6.26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9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0592" calcext:value-type="float">
            <text:p>6.26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9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8024" calcext:value-type="float">
            <text:p>6.28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9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3744" calcext:value-type="float">
            <text:p>6.33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9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556" calcext:value-type="float">
            <text:p>6.38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9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2136" calcext:value-type="float">
            <text:p>6.42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9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176" calcext:value-type="float">
            <text:p>6.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9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2616" calcext:value-type="float">
            <text:p>6.45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9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7376" calcext:value-type="float">
            <text:p>6.43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9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4328" calcext:value-type="float">
            <text:p>6.43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7272" calcext:value-type="float">
            <text:p>6.36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9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6792" calcext:value-type="float">
            <text:p>6.33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9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6312" calcext:value-type="float">
            <text:p>6.30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9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412" calcext:value-type="float">
            <text:p>6.29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9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936" calcext:value-type="float">
            <text:p>6.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9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936" calcext:value-type="float">
            <text:p>6.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9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9736" calcext:value-type="float">
            <text:p>6.26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9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1448" calcext:value-type="float">
            <text:p>6.25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9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316" calcext:value-type="float">
            <text:p>6.23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9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8776" calcext:value-type="float">
            <text:p>6.20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9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0488" calcext:value-type="float">
            <text:p>6.19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9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9152" calcext:value-type="float">
            <text:p>6.16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9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172" calcext:value-type="float">
            <text:p>6.14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9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076" calcext:value-type="float">
            <text:p>6.08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9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98" calcext:value-type="float">
            <text:p>6.01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9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9696" calcext:value-type="float">
            <text:p>5.94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9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5792" calcext:value-type="float">
            <text:p>5.95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9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0928" calcext:value-type="float">
            <text:p>5.90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9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7024" calcext:value-type="float">
            <text:p>5.90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9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8736" calcext:value-type="float">
            <text:p>5.8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9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3496" calcext:value-type="float">
            <text:p>5.87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9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0448" calcext:value-type="float">
            <text:p>5.8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9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3872" calcext:value-type="float">
            <text:p>5.8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9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3496" calcext:value-type="float">
            <text:p>5.87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9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6168" calcext:value-type="float">
            <text:p>5.91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9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5416" calcext:value-type="float">
            <text:p>5.99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9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9904" calcext:value-type="float">
            <text:p>6.08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9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0864" calcext:value-type="float">
            <text:p>6.15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9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0488" calcext:value-type="float">
            <text:p>6.19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9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1344" calcext:value-type="float">
            <text:p>6.18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9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8296" calcext:value-type="float">
            <text:p>6.17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0112" calcext:value-type="float">
            <text:p>6.23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9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84" calcext:value-type="float">
            <text:p>6.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9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4872" calcext:value-type="float">
            <text:p>6.21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9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8776" calcext:value-type="float">
            <text:p>6.20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9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268" calcext:value-type="float">
            <text:p>6.20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9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3536" calcext:value-type="float">
            <text:p>6.19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9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5728" calcext:value-type="float">
            <text:p>6.20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9-04-23 19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8776" calcext:value-type="float">
            <text:p>6.20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9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3912" calcext:value-type="float">
            <text:p>6.15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9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3056" calcext:value-type="float">
            <text:p>6.16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9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3536" calcext:value-type="float">
            <text:p>6.19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9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0112" calcext:value-type="float">
            <text:p>6.23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9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2784" calcext:value-type="float">
            <text:p>6.27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9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3744" calcext:value-type="float">
            <text:p>6.33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9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5936" calcext:value-type="float">
            <text:p>6.34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9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3264" calcext:value-type="float">
            <text:p>6.30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9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1928" calcext:value-type="float">
            <text:p>6.28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9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5936" calcext:value-type="float">
            <text:p>6.34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9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9464" calcext:value-type="float">
            <text:p>6.37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9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5456" calcext:value-type="float">
            <text:p>6.31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9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6312" calcext:value-type="float">
            <text:p>6.30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9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3264" calcext:value-type="float">
            <text:p>6.30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9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6688" calcext:value-type="float">
            <text:p>6.26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9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5352" calcext:value-type="float">
            <text:p>6.24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9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4016" calcext:value-type="float">
            <text:p>6.22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9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6792" calcext:value-type="float">
            <text:p>6.33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9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9464" calcext:value-type="float">
            <text:p>6.37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9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8504" calcext:value-type="float">
            <text:p>6.31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9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652" calcext:value-type="float">
            <text:p>6.44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9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7856" calcext:value-type="float">
            <text:p>6.46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3576" calcext:value-type="float">
            <text:p>6.51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9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224" calcext:value-type="float">
            <text:p>6.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9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3472" calcext:value-type="float">
            <text:p>6.44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9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6248" calcext:value-type="float">
            <text:p>6.55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9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5872" calcext:value-type="float">
            <text:p>6.59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9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892" calcext:value-type="float">
            <text:p>6.59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9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988" calcext:value-type="float">
            <text:p>6.65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9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3408" calcext:value-type="float">
            <text:p>6.69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9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1216" calcext:value-type="float">
            <text:p>6.68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9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7312" calcext:value-type="float">
            <text:p>6.68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9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2552" calcext:value-type="float">
            <text:p>6.70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9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512" calcext:value-type="float">
            <text:p>6.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9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6352" calcext:value-type="float">
            <text:p>6.62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9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5496" calcext:value-type="float">
            <text:p>6.63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9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3784" calcext:value-type="float">
            <text:p>6.65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9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7688" calcext:value-type="float">
            <text:p>6.64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9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94" calcext:value-type="float">
            <text:p>6.62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9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7688" calcext:value-type="float">
            <text:p>6.64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9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2072" calcext:value-type="float">
            <text:p>6.67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9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2072" calcext:value-type="float">
            <text:p>6.67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9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6728" calcext:value-type="float">
            <text:p>6.58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9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892" calcext:value-type="float">
            <text:p>6.59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9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4056" calcext:value-type="float">
            <text:p>6.54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9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0528" calcext:value-type="float">
            <text:p>6.51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9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4912" calcext:value-type="float">
            <text:p>6.53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9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796" calcext:value-type="float">
            <text:p>6.53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9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4536" calcext:value-type="float">
            <text:p>6.57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9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0632" calcext:value-type="float">
            <text:p>6.58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9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2344" calcext:value-type="float">
            <text:p>6.56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9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8336" calcext:value-type="float">
            <text:p>6.49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9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3096" calcext:value-type="float">
            <text:p>6.48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5288" calcext:value-type="float">
            <text:p>6.49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9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128" calcext:value-type="float">
            <text:p>6.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9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3096" calcext:value-type="float">
            <text:p>6.48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9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8336" calcext:value-type="float">
            <text:p>6.49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9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8336" calcext:value-type="float">
            <text:p>6.49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9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176" calcext:value-type="float">
            <text:p>6.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9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08" calcext:value-type="float">
            <text:p>6.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9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2992" calcext:value-type="float">
            <text:p>6.41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9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032" calcext:value-type="float">
            <text:p>6.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9-02-19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0216" calcext:value-type="float">
            <text:p>6.30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9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5832" calcext:value-type="float">
            <text:p>6.27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9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1656" calcext:value-type="float">
            <text:p>6.39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9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8608" calcext:value-type="float">
            <text:p>6.38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9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9464" calcext:value-type="float">
            <text:p>6.37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9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4224" calcext:value-type="float">
            <text:p>6.36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9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3848" calcext:value-type="float">
            <text:p>6.40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9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2512" calcext:value-type="float">
            <text:p>6.38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9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8232" calcext:value-type="float">
            <text:p>6.42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9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8816" calcext:value-type="float">
            <text:p>6.52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9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2344" calcext:value-type="float">
            <text:p>6.56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9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9672" calcext:value-type="float">
            <text:p>6.51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9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4056" calcext:value-type="float">
            <text:p>6.54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9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5392" calcext:value-type="float">
            <text:p>6.56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9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368" calcext:value-type="float">
            <text:p>6.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9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272" calcext:value-type="float">
            <text:p>6.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9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1384" calcext:value-type="float">
            <text:p>6.50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9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8816" calcext:value-type="float">
            <text:p>6.52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9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1864" calcext:value-type="float">
            <text:p>6.53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6248" calcext:value-type="float">
            <text:p>6.55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9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7104" calcext:value-type="float">
            <text:p>6.54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9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0152" calcext:value-type="float">
            <text:p>6.55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9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8816" calcext:value-type="float">
            <text:p>6.52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9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3304" calcext:value-type="float">
            <text:p>6.62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9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1112" calcext:value-type="float">
            <text:p>6.61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9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5872" calcext:value-type="float">
            <text:p>6.59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9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9776" calcext:value-type="float">
            <text:p>6.58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9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5392" calcext:value-type="float">
            <text:p>6.56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9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9296" calcext:value-type="float">
            <text:p>6.55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9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8816" calcext:value-type="float">
            <text:p>6.52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9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8816" calcext:value-type="float">
            <text:p>6.52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9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8816" calcext:value-type="float">
            <text:p>6.52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9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8816" calcext:value-type="float">
            <text:p>6.52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9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4912" calcext:value-type="float">
            <text:p>6.53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9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8336" calcext:value-type="float">
            <text:p>6.49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9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176" calcext:value-type="float">
            <text:p>6.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9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176" calcext:value-type="float">
            <text:p>6.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9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176" calcext:value-type="float">
            <text:p>6.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9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4808" calcext:value-type="float">
            <text:p>6.46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9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4808" calcext:value-type="float">
            <text:p>6.46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9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7856" calcext:value-type="float">
            <text:p>6.46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9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4808" calcext:value-type="float">
            <text:p>6.46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9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5664" calcext:value-type="float">
            <text:p>6.45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9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176" calcext:value-type="float">
            <text:p>6.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9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3096" calcext:value-type="float">
            <text:p>6.48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9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0904" calcext:value-type="float">
            <text:p>6.47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9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2616" calcext:value-type="float">
            <text:p>6.45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9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2136" calcext:value-type="float">
            <text:p>6.42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9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7272" calcext:value-type="float">
            <text:p>6.36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9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5184" calcext:value-type="float">
            <text:p>6.42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46" calcext:value-type="float">
            <text:p>6.32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8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0696" calcext:value-type="float">
            <text:p>6.33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8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8984" calcext:value-type="float">
            <text:p>6.3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8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8984" calcext:value-type="float">
            <text:p>6.3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8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9088" calcext:value-type="float">
            <text:p>6.41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8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5288" calcext:value-type="float">
            <text:p>6.49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8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9192" calcext:value-type="float">
            <text:p>6.48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8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5288" calcext:value-type="float">
            <text:p>6.49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8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0256" calcext:value-type="float">
            <text:p>6.62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8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2824" calcext:value-type="float">
            <text:p>6.59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8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5768" calcext:value-type="float">
            <text:p>6.52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8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892" calcext:value-type="float">
            <text:p>6.59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8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464" calcext:value-type="float">
            <text:p>6.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8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5704" calcext:value-type="float">
            <text:p>6.77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8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0944" calcext:value-type="float">
            <text:p>6.79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8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848" calcext:value-type="float">
            <text:p>6.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8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6768" calcext:value-type="float">
            <text:p>6.90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8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6016" calcext:value-type="float">
            <text:p>6.98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8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7832" calcext:value-type="float">
            <text:p>7.03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8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516" calcext:value-type="float">
            <text:p>6.99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8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8312" calcext:value-type="float">
            <text:p>7.06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8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5744" calcext:value-type="float">
            <text:p>7.09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8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0608" calcext:value-type="float">
            <text:p>7.15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8-12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1088" calcext:value-type="float">
            <text:p>7.18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8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0984" calcext:value-type="float">
            <text:p>7.11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8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0128" calcext:value-type="float">
            <text:p>7.12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8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4992" calcext:value-type="float">
            <text:p>7.17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8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4512" calcext:value-type="float">
            <text:p>7.14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8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5848" calcext:value-type="float">
            <text:p>7.16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8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5368" calcext:value-type="float">
            <text:p>7.13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8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6496" calcext:value-type="float">
            <text:p>7.01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7832" calcext:value-type="float">
            <text:p>7.03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8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4032" calcext:value-type="float">
            <text:p>7.11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8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8792" calcext:value-type="float">
            <text:p>7.09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8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5368" calcext:value-type="float">
            <text:p>7.13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8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5368" calcext:value-type="float">
            <text:p>7.13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8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7936" calcext:value-type="float">
            <text:p>7.10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8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1944" calcext:value-type="float">
            <text:p>7.17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8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424" calcext:value-type="float">
            <text:p>7.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8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6432" calcext:value-type="float">
            <text:p>7.26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8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5472" calcext:value-type="float">
            <text:p>7.20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8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3656" calcext:value-type="float">
            <text:p>7.15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8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1568" calcext:value-type="float">
            <text:p>7.21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8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5472" calcext:value-type="float">
            <text:p>7.20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8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4136" calcext:value-type="float">
            <text:p>7.18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8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5368" calcext:value-type="float">
            <text:p>7.13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8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4408" calcext:value-type="float">
            <text:p>7.07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8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0608" calcext:value-type="float">
            <text:p>7.15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8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4136" calcext:value-type="float">
            <text:p>7.18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8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5096" calcext:value-type="float">
            <text:p>7.24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8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5096" calcext:value-type="float">
            <text:p>7.24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8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4136" calcext:value-type="float">
            <text:p>7.18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8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708" calcext:value-type="float">
            <text:p>7.11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8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66" calcext:value-type="float">
            <text:p>7.08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8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0128" calcext:value-type="float">
            <text:p>7.12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8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756" calcext:value-type="float">
            <text:p>7.14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8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804" calcext:value-type="float">
            <text:p>7.17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8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4616" calcext:value-type="float">
            <text:p>7.21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8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376" calcext:value-type="float">
            <text:p>7.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8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4616" calcext:value-type="float">
            <text:p>7.21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8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9376" calcext:value-type="float">
            <text:p>7.19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6808" calcext:value-type="float">
            <text:p>7.22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8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6328" calcext:value-type="float">
            <text:p>7.19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8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0504" calcext:value-type="float">
            <text:p>7.08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8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9648" calcext:value-type="float">
            <text:p>7.08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8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612" calcext:value-type="float">
            <text:p>7.05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8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2216" calcext:value-type="float">
            <text:p>7.06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8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0608" calcext:value-type="float">
            <text:p>7.15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8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0232" calcext:value-type="float">
            <text:p>7.19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8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8416" calcext:value-type="float">
            <text:p>7.13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8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7456" calcext:value-type="float">
            <text:p>7.07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8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8792" calcext:value-type="float">
            <text:p>7.09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8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4032" calcext:value-type="float">
            <text:p>7.11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8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8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8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3448" calcext:value-type="float">
            <text:p>7.01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8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564" calcext:value-type="float">
            <text:p>7.02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8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3928" calcext:value-type="float">
            <text:p>7.04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8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7456" calcext:value-type="float">
            <text:p>7.07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8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2696" calcext:value-type="float">
            <text:p>7.09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8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8312" calcext:value-type="float">
            <text:p>7.06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8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9544" calcext:value-type="float">
            <text:p>7.01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8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468" calcext:value-type="float">
            <text:p>6.96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8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0776" calcext:value-type="float">
            <text:p>6.97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8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564" calcext:value-type="float">
            <text:p>7.02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8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2592" calcext:value-type="float">
            <text:p>7.02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8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7352" calcext:value-type="float">
            <text:p>7.00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8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992" calcext:value-type="float">
            <text:p>6.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8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42" calcext:value-type="float">
            <text:p>6.93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8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1528" calcext:value-type="float">
            <text:p>6.89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8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6288" calcext:value-type="float">
            <text:p>6.87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8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6768" calcext:value-type="float">
            <text:p>6.90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8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0296" calcext:value-type="float">
            <text:p>6.94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8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8104" calcext:value-type="float">
            <text:p>6.92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8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3344" calcext:value-type="float">
            <text:p>6.94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8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992" calcext:value-type="float">
            <text:p>6.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8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8688" calcext:value-type="float">
            <text:p>7.02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8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8688" calcext:value-type="float">
            <text:p>7.02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8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4304" calcext:value-type="float">
            <text:p>7.00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8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6016" calcext:value-type="float">
            <text:p>6.98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8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2968" calcext:value-type="float">
            <text:p>6.98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8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8208" calcext:value-type="float">
            <text:p>6.99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8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7728" calcext:value-type="float">
            <text:p>6.96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8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8584" calcext:value-type="float">
            <text:p>6.95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8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3344" calcext:value-type="float">
            <text:p>6.94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8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848" calcext:value-type="float">
            <text:p>6.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8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8" calcext:value-type="float">
            <text:p>6.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8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372" calcext:value-type="float">
            <text:p>6.90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8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7248" calcext:value-type="float">
            <text:p>6.93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8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7728" calcext:value-type="float">
            <text:p>6.96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8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2488" calcext:value-type="float">
            <text:p>6.95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8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2864" calcext:value-type="float">
            <text:p>6.91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8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42" calcext:value-type="float">
            <text:p>6.93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8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0672" calcext:value-type="float">
            <text:p>6.90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8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4952" calcext:value-type="float">
            <text:p>6.85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8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324" calcext:value-type="float">
            <text:p>6.87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8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4096" calcext:value-type="float">
            <text:p>6.86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8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7144" calcext:value-type="float">
            <text:p>6.86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8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4576" calcext:value-type="float">
            <text:p>6.89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8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9816" calcext:value-type="float">
            <text:p>6.90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6768" calcext:value-type="float">
            <text:p>6.90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8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9336" calcext:value-type="float">
            <text:p>6.87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8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6288" calcext:value-type="float">
            <text:p>6.87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8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372" calcext:value-type="float">
            <text:p>6.90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8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1152" calcext:value-type="float">
            <text:p>6.93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8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5056" calcext:value-type="float">
            <text:p>6.92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8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1528" calcext:value-type="float">
            <text:p>6.89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8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9816" calcext:value-type="float">
            <text:p>6.90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8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3344" calcext:value-type="float">
            <text:p>6.94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8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2488" calcext:value-type="float">
            <text:p>6.95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8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42" calcext:value-type="float">
            <text:p>6.93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8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896" calcext:value-type="float">
            <text:p>6.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8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5432" calcext:value-type="float">
            <text:p>6.88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8-08-18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8856" calcext:value-type="float">
            <text:p>6.84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8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4952" calcext:value-type="float">
            <text:p>6.85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8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1904" calcext:value-type="float">
            <text:p>6.85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8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4472" calcext:value-type="float">
            <text:p>6.82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8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2656" calcext:value-type="float">
            <text:p>6.77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8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3512" calcext:value-type="float">
            <text:p>6.76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8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9608" calcext:value-type="float">
            <text:p>6.76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8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7416" calcext:value-type="float">
            <text:p>6.75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8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2176" calcext:value-type="float">
            <text:p>6.74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8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8272" calcext:value-type="float">
            <text:p>6.74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8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7792" calcext:value-type="float">
            <text:p>6.71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8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1696" calcext:value-type="float">
            <text:p>6.71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8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3888" calcext:value-type="float">
            <text:p>6.72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8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608" calcext:value-type="float">
            <text:p>6.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8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8272" calcext:value-type="float">
            <text:p>6.74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8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2176" calcext:value-type="float">
            <text:p>6.74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8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084" calcext:value-type="float">
            <text:p>6.72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8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3032" calcext:value-type="float">
            <text:p>6.73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4744" calcext:value-type="float">
            <text:p>6.71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8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6936" calcext:value-type="float">
            <text:p>6.72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8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9128" calcext:value-type="float">
            <text:p>6.73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8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6936" calcext:value-type="float">
            <text:p>6.72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8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9504" calcext:value-type="float">
            <text:p>6.69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8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1696" calcext:value-type="float">
            <text:p>6.71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8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9128" calcext:value-type="float">
            <text:p>6.73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8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8648" calcext:value-type="float">
            <text:p>6.70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8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036" calcext:value-type="float">
            <text:p>6.69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8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7312" calcext:value-type="float">
            <text:p>6.68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8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512" calcext:value-type="float">
            <text:p>6.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8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9024" calcext:value-type="float">
            <text:p>6.66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8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5976" calcext:value-type="float">
            <text:p>6.66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8-07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2072" calcext:value-type="float">
            <text:p>6.67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8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5976" calcext:value-type="float">
            <text:p>6.66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8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3784" calcext:value-type="float">
            <text:p>6.65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8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7208" calcext:value-type="float">
            <text:p>6.61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8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32" calcext:value-type="float">
            <text:p>6.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8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272" calcext:value-type="float">
            <text:p>6.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8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0152" calcext:value-type="float">
            <text:p>6.55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8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1008" calcext:value-type="float">
            <text:p>6.54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8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3576" calcext:value-type="float">
            <text:p>6.51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8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0048" calcext:value-type="float">
            <text:p>6.48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8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4432" calcext:value-type="float">
            <text:p>6.50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8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5768" calcext:value-type="float">
            <text:p>6.52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8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1008" calcext:value-type="float">
            <text:p>6.54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8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9296" calcext:value-type="float">
            <text:p>6.55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8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4536" calcext:value-type="float">
            <text:p>6.57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8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2344" calcext:value-type="float">
            <text:p>6.56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8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9296" calcext:value-type="float">
            <text:p>6.55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8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8816" calcext:value-type="float">
            <text:p>6.52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0048" calcext:value-type="float">
            <text:p>6.48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8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7856" calcext:value-type="float">
            <text:p>6.46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8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176" calcext:value-type="float">
            <text:p>6.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8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3472" calcext:value-type="float">
            <text:p>6.44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8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4328" calcext:value-type="float">
            <text:p>6.43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8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176" calcext:value-type="float">
            <text:p>6.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8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128" calcext:value-type="float">
            <text:p>6.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8-06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8128" calcext:value-type="float">
            <text:p>6.35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8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6792" calcext:value-type="float">
            <text:p>6.33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8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0696" calcext:value-type="float">
            <text:p>6.33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8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412" calcext:value-type="float">
            <text:p>6.29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8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9256" calcext:value-type="float">
            <text:p>6.23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8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744" calcext:value-type="float">
            <text:p>6.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8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3912" calcext:value-type="float">
            <text:p>6.15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8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4288" calcext:value-type="float">
            <text:p>6.11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8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2952" calcext:value-type="float">
            <text:p>6.09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8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8568" calcext:value-type="float">
            <text:p>6.06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8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9424" calcext:value-type="float">
            <text:p>6.05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8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6752" calcext:value-type="float">
            <text:p>6.01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8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36" calcext:value-type="float">
            <text:p>5.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8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74" calcext:value-type="float">
            <text:p>5.8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8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5208" calcext:value-type="float">
            <text:p>5.85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8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3496" calcext:value-type="float">
            <text:p>5.87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8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3976" calcext:value-type="float">
            <text:p>5.90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8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4456" calcext:value-type="float">
            <text:p>5.93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8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0552" calcext:value-type="float">
            <text:p>5.94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8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7504" calcext:value-type="float">
            <text:p>5.93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8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456" calcext:value-type="float">
            <text:p>6.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8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3328" calcext:value-type="float">
            <text:p>6.05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8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3328" calcext:value-type="float">
            <text:p>6.05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6376" calcext:value-type="float">
            <text:p>6.05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8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7712" calcext:value-type="float">
            <text:p>6.07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8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6376" calcext:value-type="float">
            <text:p>6.05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8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98" calcext:value-type="float">
            <text:p>6.01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8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2264" calcext:value-type="float">
            <text:p>5.92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8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264" calcext:value-type="float">
            <text:p>5.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8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8736" calcext:value-type="float">
            <text:p>5.8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8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6544" calcext:value-type="float">
            <text:p>5.87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8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74" calcext:value-type="float">
            <text:p>5.8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8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4728" calcext:value-type="float">
            <text:p>5.82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8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7296" calcext:value-type="float">
            <text:p>5.79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8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644" calcext:value-type="float">
            <text:p>5.80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8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692" calcext:value-type="float">
            <text:p>5.83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8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4728" calcext:value-type="float">
            <text:p>5.82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8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1784" calcext:value-type="float">
            <text:p>5.89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8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836" calcext:value-type="float">
            <text:p>5.92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8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7608" calcext:value-type="float">
            <text:p>6.00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8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552" calcext:value-type="float">
            <text:p>6.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8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3432" calcext:value-type="float">
            <text:p>6.12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8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9048" calcext:value-type="float">
            <text:p>6.09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8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7816" calcext:value-type="float">
            <text:p>6.14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8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268" calcext:value-type="float">
            <text:p>6.20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8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6104" calcext:value-type="float">
            <text:p>6.16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8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22" calcext:value-type="float">
            <text:p>6.17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8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0488" calcext:value-type="float">
            <text:p>6.19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8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4016" calcext:value-type="float">
            <text:p>6.22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8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5352" calcext:value-type="float">
            <text:p>6.24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8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84" calcext:value-type="float">
            <text:p>6.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8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792" calcext:value-type="float">
            <text:p>6.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8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0112" calcext:value-type="float">
            <text:p>6.23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8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0592" calcext:value-type="float">
            <text:p>6.26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5832" calcext:value-type="float">
            <text:p>6.27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8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4496" calcext:value-type="float">
            <text:p>6.25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8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2304" calcext:value-type="float">
            <text:p>6.24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8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0216" calcext:value-type="float">
            <text:p>6.30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8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412" calcext:value-type="float">
            <text:p>6.29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8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3744" calcext:value-type="float">
            <text:p>6.33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8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4704" calcext:value-type="float">
            <text:p>6.39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8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3472" calcext:value-type="float">
            <text:p>6.44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8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748" calcext:value-type="float">
            <text:p>6.50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8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1008" calcext:value-type="float">
            <text:p>6.54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8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1864" calcext:value-type="float">
            <text:p>6.53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8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1864" calcext:value-type="float">
            <text:p>6.53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8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7104" calcext:value-type="float">
            <text:p>6.54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8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0152" calcext:value-type="float">
            <text:p>6.55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8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2344" calcext:value-type="float">
            <text:p>6.56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8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1008" calcext:value-type="float">
            <text:p>6.54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8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6144" calcext:value-type="float">
            <text:p>6.48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8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2992" calcext:value-type="float">
            <text:p>6.41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8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4224" calcext:value-type="float">
            <text:p>6.36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8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7752" calcext:value-type="float">
            <text:p>6.39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8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4328" calcext:value-type="float">
            <text:p>6.43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8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7376" calcext:value-type="float">
            <text:p>6.43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8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4328" calcext:value-type="float">
            <text:p>6.43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8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604" calcext:value-type="float">
            <text:p>6.41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8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8608" calcext:value-type="float">
            <text:p>6.38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8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8984" calcext:value-type="float">
            <text:p>6.3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8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3264" calcext:value-type="float">
            <text:p>6.30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8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8608" calcext:value-type="float">
            <text:p>6.38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8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4224" calcext:value-type="float">
            <text:p>6.36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8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0592" calcext:value-type="float">
            <text:p>6.26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2408" calcext:value-type="float">
            <text:p>6.31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8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46" calcext:value-type="float">
            <text:p>6.32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8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888" calcext:value-type="float">
            <text:p>6.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8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696" calcext:value-type="float">
            <text:p>6.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8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172" calcext:value-type="float">
            <text:p>6.14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8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9528" calcext:value-type="float">
            <text:p>6.12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8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172" calcext:value-type="float">
            <text:p>6.14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8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172" calcext:value-type="float">
            <text:p>6.14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8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2576" calcext:value-type="float">
            <text:p>6.13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8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124" calcext:value-type="float">
            <text:p>6.11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8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9632" calcext:value-type="float">
            <text:p>6.19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8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6584" calcext:value-type="float">
            <text:p>6.19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8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1344" calcext:value-type="float">
            <text:p>6.18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8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6312" calcext:value-type="float">
            <text:p>6.30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8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8984" calcext:value-type="float">
            <text:p>6.3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8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4496" calcext:value-type="float">
            <text:p>6.25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8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0864" calcext:value-type="float">
            <text:p>6.15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8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124" calcext:value-type="float">
            <text:p>6.11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8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4288" calcext:value-type="float">
            <text:p>6.11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8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6856" calcext:value-type="float">
            <text:p>6.08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8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648" calcext:value-type="float">
            <text:p>6.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8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9632" calcext:value-type="float">
            <text:p>6.19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8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0968" calcext:value-type="float">
            <text:p>6.22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8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0384" calcext:value-type="float">
            <text:p>6.12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8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84" calcext:value-type="float">
            <text:p>6.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8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6792" calcext:value-type="float">
            <text:p>6.33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8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6312" calcext:value-type="float">
            <text:p>6.30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8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8128" calcext:value-type="float">
            <text:p>6.35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8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128" calcext:value-type="float">
            <text:p>6.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8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176" calcext:value-type="float">
            <text:p>6.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8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604" calcext:value-type="float">
            <text:p>6.41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7856" calcext:value-type="float">
            <text:p>6.46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9568" calcext:value-type="float">
            <text:p>6.44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8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8128" calcext:value-type="float">
            <text:p>6.35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8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984" calcext:value-type="float">
            <text:p>6.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8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8232" calcext:value-type="float">
            <text:p>6.42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8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2616" calcext:value-type="float">
            <text:p>6.45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8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7752" calcext:value-type="float">
            <text:p>6.39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8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3848" calcext:value-type="float">
            <text:p>6.40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8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3096" calcext:value-type="float">
            <text:p>6.48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8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8232" calcext:value-type="float">
            <text:p>6.42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8-02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1656" calcext:value-type="float">
            <text:p>6.39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8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5936" calcext:value-type="float">
            <text:p>6.34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8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2136" calcext:value-type="float">
            <text:p>6.42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8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3952" calcext:value-type="float">
            <text:p>6.47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8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7376" calcext:value-type="float">
            <text:p>6.43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8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9944" calcext:value-type="float">
            <text:p>6.40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8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3744" calcext:value-type="float">
            <text:p>6.33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8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604" calcext:value-type="float">
            <text:p>6.41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8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4328" calcext:value-type="float">
            <text:p>6.43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8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7272" calcext:value-type="float">
            <text:p>6.36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8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8608" calcext:value-type="float">
            <text:p>6.38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8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9568" calcext:value-type="float">
            <text:p>6.44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8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8712" calcext:value-type="float">
            <text:p>6.45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8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5664" calcext:value-type="float">
            <text:p>6.45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8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1488" calcext:value-type="float">
            <text:p>6.57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8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5496" calcext:value-type="float">
            <text:p>6.63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8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6832" calcext:value-type="float">
            <text:p>6.65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8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3784" calcext:value-type="float">
            <text:p>6.65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8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8544" calcext:value-type="float">
            <text:p>6.63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6936" calcext:value-type="float">
            <text:p>6.72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8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9776" calcext:value-type="float">
            <text:p>6.58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8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1488" calcext:value-type="float">
            <text:p>6.57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8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2448" calcext:value-type="float">
            <text:p>6.63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8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5016" calcext:value-type="float">
            <text:p>6.60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8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7208" calcext:value-type="float">
            <text:p>6.61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8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0736" calcext:value-type="float">
            <text:p>6.65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8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9296" calcext:value-type="float">
            <text:p>6.55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8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796" calcext:value-type="float">
            <text:p>6.53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8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0152" calcext:value-type="float">
            <text:p>6.55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8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7688" calcext:value-type="float">
            <text:p>6.64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8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9296" calcext:value-type="float">
            <text:p>6.55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8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4432" calcext:value-type="float">
            <text:p>6.50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8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7" calcext:value-type="float">
            <text:p>6.4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8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748" calcext:value-type="float">
            <text:p>6.50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8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1864" calcext:value-type="float">
            <text:p>6.53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8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3952" calcext:value-type="float">
            <text:p>6.47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8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3952" calcext:value-type="float">
            <text:p>6.47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8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4912" calcext:value-type="float">
            <text:p>6.53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8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368" calcext:value-type="float">
            <text:p>6.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8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32" calcext:value-type="float">
            <text:p>6.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8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5496" calcext:value-type="float">
            <text:p>6.63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8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5016" calcext:value-type="float">
            <text:p>6.60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8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7208" calcext:value-type="float">
            <text:p>6.61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8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6352" calcext:value-type="float">
            <text:p>6.62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8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416" calcext:value-type="float">
            <text:p>6.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8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94" calcext:value-type="float">
            <text:p>6.62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8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512" calcext:value-type="float">
            <text:p>6.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8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3408" calcext:value-type="float">
            <text:p>6.69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8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368" calcext:value-type="float">
            <text:p>6.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8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9672" calcext:value-type="float">
            <text:p>6.51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1008" calcext:value-type="float">
            <text:p>6.54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7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2344" calcext:value-type="float">
            <text:p>6.56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7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2344" calcext:value-type="float">
            <text:p>6.56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7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2824" calcext:value-type="float">
            <text:p>6.59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7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0152" calcext:value-type="float">
            <text:p>6.55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7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6248" calcext:value-type="float">
            <text:p>6.55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7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7584" calcext:value-type="float">
            <text:p>6.57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7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9672" calcext:value-type="float">
            <text:p>6.51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7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224" calcext:value-type="float">
            <text:p>6.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7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1488" calcext:value-type="float">
            <text:p>6.57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7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4056" calcext:value-type="float">
            <text:p>6.54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7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5768" calcext:value-type="float">
            <text:p>6.52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7-12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0528" calcext:value-type="float">
            <text:p>6.51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7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4536" calcext:value-type="float">
            <text:p>6.57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7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9296" calcext:value-type="float">
            <text:p>6.55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7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3952" calcext:value-type="float">
            <text:p>6.47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7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988" calcext:value-type="float">
            <text:p>6.65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7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3408" calcext:value-type="float">
            <text:p>6.69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7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084" calcext:value-type="float">
            <text:p>6.72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7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0464" calcext:value-type="float">
            <text:p>6.76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7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276" calcext:value-type="float">
            <text:p>6.84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7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6768" calcext:value-type="float">
            <text:p>6.90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7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2968" calcext:value-type="float">
            <text:p>6.98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7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516" calcext:value-type="float">
            <text:p>6.99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7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516" calcext:value-type="float">
            <text:p>6.99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7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7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5912" calcext:value-type="float">
            <text:p>6.91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7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5536" calcext:value-type="float">
            <text:p>6.95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7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992" calcext:value-type="float">
            <text:p>6.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7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7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9272" calcext:value-type="float">
            <text:p>7.12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8792" calcext:value-type="float">
            <text:p>7.09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7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2216" calcext:value-type="float">
            <text:p>7.06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7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708" calcext:value-type="float">
            <text:p>7.11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7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9168" calcext:value-type="float">
            <text:p>7.05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7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8688" calcext:value-type="float">
            <text:p>7.02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7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8792" calcext:value-type="float">
            <text:p>7.09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7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6224" calcext:value-type="float">
            <text:p>7.12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7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8792" calcext:value-type="float">
            <text:p>7.09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7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3448" calcext:value-type="float">
            <text:p>7.01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7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4784" calcext:value-type="float">
            <text:p>7.03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7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136" calcext:value-type="float">
            <text:p>7.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7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3176" calcext:value-type="float">
            <text:p>7.12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7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8792" calcext:value-type="float">
            <text:p>7.09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7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136" calcext:value-type="float">
            <text:p>7.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7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9168" calcext:value-type="float">
            <text:p>7.05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7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6496" calcext:value-type="float">
            <text:p>7.01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7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3928" calcext:value-type="float">
            <text:p>7.04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7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66" calcext:value-type="float">
            <text:p>7.08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7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3176" calcext:value-type="float">
            <text:p>7.12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7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4512" calcext:value-type="float">
            <text:p>7.14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7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84" calcext:value-type="float">
            <text:p>7.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7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66" calcext:value-type="float">
            <text:p>7.08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7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0128" calcext:value-type="float">
            <text:p>7.12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7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708" calcext:value-type="float">
            <text:p>7.11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7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0024" calcext:value-type="float">
            <text:p>7.05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7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0024" calcext:value-type="float">
            <text:p>7.05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7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612" calcext:value-type="float">
            <text:p>7.05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7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7456" calcext:value-type="float">
            <text:p>7.07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7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232" calcext:value-type="float">
            <text:p>7.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7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5744" calcext:value-type="float">
            <text:p>7.09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3176" calcext:value-type="float">
            <text:p>7.12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7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5848" calcext:value-type="float">
            <text:p>7.16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7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7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6328" calcext:value-type="float">
            <text:p>7.19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7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4512" calcext:value-type="float">
            <text:p>7.14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7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0232" calcext:value-type="float">
            <text:p>7.19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7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0232" calcext:value-type="float">
            <text:p>7.19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7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8416" calcext:value-type="float">
            <text:p>7.13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7-10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5744" calcext:value-type="float">
            <text:p>7.09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7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7184" calcext:value-type="float">
            <text:p>7.18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7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0232" calcext:value-type="float">
            <text:p>7.19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7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4032" calcext:value-type="float">
            <text:p>7.11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7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7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0984" calcext:value-type="float">
            <text:p>7.11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7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756" calcext:value-type="float">
            <text:p>7.14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7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0608" calcext:value-type="float">
            <text:p>7.15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7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9752" calcext:value-type="float">
            <text:p>7.15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7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756" calcext:value-type="float">
            <text:p>7.14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7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4032" calcext:value-type="float">
            <text:p>7.11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7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8312" calcext:value-type="float">
            <text:p>7.06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7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7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4784" calcext:value-type="float">
            <text:p>7.03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7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612" calcext:value-type="float">
            <text:p>7.05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7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66" calcext:value-type="float">
            <text:p>7.08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7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8792" calcext:value-type="float">
            <text:p>7.09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7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4032" calcext:value-type="float">
            <text:p>7.11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7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6224" calcext:value-type="float">
            <text:p>7.12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7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84" calcext:value-type="float">
            <text:p>7.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7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0504" calcext:value-type="float">
            <text:p>7.08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7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84" calcext:value-type="float">
            <text:p>7.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7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6224" calcext:value-type="float">
            <text:p>7.12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4512" calcext:value-type="float">
            <text:p>7.14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7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3176" calcext:value-type="float">
            <text:p>7.12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7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6976" calcext:value-type="float">
            <text:p>7.04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7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8688" calcext:value-type="float">
            <text:p>7.02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7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3928" calcext:value-type="float">
            <text:p>7.04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7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9168" calcext:value-type="float">
            <text:p>7.05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7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7456" calcext:value-type="float">
            <text:p>7.07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7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136" calcext:value-type="float">
            <text:p>7.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7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4784" calcext:value-type="float">
            <text:p>7.03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7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7832" calcext:value-type="float">
            <text:p>7.03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7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3928" calcext:value-type="float">
            <text:p>7.04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7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9168" calcext:value-type="float">
            <text:p>7.05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7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136" calcext:value-type="float">
            <text:p>7.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7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4408" calcext:value-type="float">
            <text:p>7.07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7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2216" calcext:value-type="float">
            <text:p>7.06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7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6496" calcext:value-type="float">
            <text:p>7.01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7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516" calcext:value-type="float">
            <text:p>6.99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7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9544" calcext:value-type="float">
            <text:p>7.01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7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9064" calcext:value-type="float">
            <text:p>6.98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7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8104" calcext:value-type="float">
            <text:p>6.92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7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468" calcext:value-type="float">
            <text:p>6.96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7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468" calcext:value-type="float">
            <text:p>6.96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7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0776" calcext:value-type="float">
            <text:p>6.97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7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6872" calcext:value-type="float">
            <text:p>6.97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7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3824" calcext:value-type="float">
            <text:p>6.97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7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944" calcext:value-type="float">
            <text:p>6.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7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1152" calcext:value-type="float">
            <text:p>6.93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7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42" calcext:value-type="float">
            <text:p>6.93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7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2488" calcext:value-type="float">
            <text:p>6.95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7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42" calcext:value-type="float">
            <text:p>6.93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5432" calcext:value-type="float">
            <text:p>6.88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7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324" calcext:value-type="float">
            <text:p>6.87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7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2384" calcext:value-type="float">
            <text:p>6.88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7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2384" calcext:value-type="float">
            <text:p>6.88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7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0192" calcext:value-type="float">
            <text:p>6.87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7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752" calcext:value-type="float">
            <text:p>6.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7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9232" calcext:value-type="float">
            <text:p>6.80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7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752" calcext:value-type="float">
            <text:p>6.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7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4096" calcext:value-type="float">
            <text:p>6.86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7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6768" calcext:value-type="float">
            <text:p>6.90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7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8584" calcext:value-type="float">
            <text:p>6.95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7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9544" calcext:value-type="float">
            <text:p>7.01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7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7832" calcext:value-type="float">
            <text:p>7.03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7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6976" calcext:value-type="float">
            <text:p>7.04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7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2112" calcext:value-type="float">
            <text:p>6.99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7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2112" calcext:value-type="float">
            <text:p>6.99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7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2112" calcext:value-type="float">
            <text:p>6.99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7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516" calcext:value-type="float">
            <text:p>6.99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7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6016" calcext:value-type="float">
            <text:p>6.98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7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4304" calcext:value-type="float">
            <text:p>7.00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7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9064" calcext:value-type="float">
            <text:p>6.98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7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944" calcext:value-type="float">
            <text:p>6.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7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5536" calcext:value-type="float">
            <text:p>6.95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7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6392" calcext:value-type="float">
            <text:p>6.94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7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5536" calcext:value-type="float">
            <text:p>6.95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7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6392" calcext:value-type="float">
            <text:p>6.94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7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6872" calcext:value-type="float">
            <text:p>6.97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7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6872" calcext:value-type="float">
            <text:p>6.97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7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0776" calcext:value-type="float">
            <text:p>6.97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7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3824" calcext:value-type="float">
            <text:p>6.97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7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468" calcext:value-type="float">
            <text:p>6.96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8584" calcext:value-type="float">
            <text:p>6.95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7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944" calcext:value-type="float">
            <text:p>6.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7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42" calcext:value-type="float">
            <text:p>6.93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7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5056" calcext:value-type="float">
            <text:p>6.92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7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3344" calcext:value-type="float">
            <text:p>6.94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7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6872" calcext:value-type="float">
            <text:p>6.97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7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9064" calcext:value-type="float">
            <text:p>6.98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7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992" calcext:value-type="float">
            <text:p>6.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7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6016" calcext:value-type="float">
            <text:p>6.98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7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8208" calcext:value-type="float">
            <text:p>6.99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7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6872" calcext:value-type="float">
            <text:p>6.97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7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8104" calcext:value-type="float">
            <text:p>6.92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7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7624" calcext:value-type="float">
            <text:p>6.89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7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896" calcext:value-type="float">
            <text:p>6.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7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1152" calcext:value-type="float">
            <text:p>6.93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7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9816" calcext:value-type="float">
            <text:p>6.90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7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2384" calcext:value-type="float">
            <text:p>6.88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7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848" calcext:value-type="float">
            <text:p>6.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7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4576" calcext:value-type="float">
            <text:p>6.89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7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9336" calcext:value-type="float">
            <text:p>6.87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7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5808" calcext:value-type="float">
            <text:p>6.84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7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4096" calcext:value-type="float">
            <text:p>6.86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7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4952" calcext:value-type="float">
            <text:p>6.85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7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9712" calcext:value-type="float">
            <text:p>6.83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7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8856" calcext:value-type="float">
            <text:p>6.84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7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9712" calcext:value-type="float">
            <text:p>6.83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7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3616" calcext:value-type="float">
            <text:p>6.83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7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8856" calcext:value-type="float">
            <text:p>6.84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7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6288" calcext:value-type="float">
            <text:p>6.87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7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2384" calcext:value-type="float">
            <text:p>6.88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7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8" calcext:value-type="float">
            <text:p>6.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6664" calcext:value-type="float">
            <text:p>6.8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7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6664" calcext:value-type="float">
            <text:p>6.8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7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9712" calcext:value-type="float">
            <text:p>6.83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7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1048" calcext:value-type="float">
            <text:p>6.86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7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5432" calcext:value-type="float">
            <text:p>6.88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7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0192" calcext:value-type="float">
            <text:p>6.87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7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8856" calcext:value-type="float">
            <text:p>6.84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7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4472" calcext:value-type="float">
            <text:p>6.82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7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5328" calcext:value-type="float">
            <text:p>6.81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7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1424" calcext:value-type="float">
            <text:p>6.82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7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228" calcext:value-type="float">
            <text:p>6.81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7-06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704" calcext:value-type="float">
            <text:p>6.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7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0088" calcext:value-type="float">
            <text:p>6.80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7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0944" calcext:value-type="float">
            <text:p>6.79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7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7896" calcext:value-type="float">
            <text:p>6.78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7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0944" calcext:value-type="float">
            <text:p>6.79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7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0944" calcext:value-type="float">
            <text:p>6.79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7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7896" calcext:value-type="float">
            <text:p>6.78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7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0944" calcext:value-type="float">
            <text:p>6.79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7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8752" calcext:value-type="float">
            <text:p>6.77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7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3512" calcext:value-type="float">
            <text:p>6.76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7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5224" calcext:value-type="float">
            <text:p>6.74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7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3888" calcext:value-type="float">
            <text:p>6.72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7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6936" calcext:value-type="float">
            <text:p>6.72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7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6456" calcext:value-type="float">
            <text:p>6.69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7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7208" calcext:value-type="float">
            <text:p>6.61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7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1488" calcext:value-type="float">
            <text:p>6.57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7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5016" calcext:value-type="float">
            <text:p>6.60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7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464" calcext:value-type="float">
            <text:p>6.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7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3784" calcext:value-type="float">
            <text:p>6.65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6832" calcext:value-type="float">
            <text:p>6.65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7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988" calcext:value-type="float">
            <text:p>6.65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7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6832" calcext:value-type="float">
            <text:p>6.65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7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5496" calcext:value-type="float">
            <text:p>6.63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7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7208" calcext:value-type="float">
            <text:p>6.61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7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416" calcext:value-type="float">
            <text:p>6.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7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7208" calcext:value-type="float">
            <text:p>6.61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7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5496" calcext:value-type="float">
            <text:p>6.63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7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3304" calcext:value-type="float">
            <text:p>6.62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7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892" calcext:value-type="float">
            <text:p>6.59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7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2344" calcext:value-type="float">
            <text:p>6.56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7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5768" calcext:value-type="float">
            <text:p>6.52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7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7104" calcext:value-type="float">
            <text:p>6.54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7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32" calcext:value-type="float">
            <text:p>6.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7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1864" calcext:value-type="float">
            <text:p>6.53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7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4808" calcext:value-type="float">
            <text:p>6.46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7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6144" calcext:value-type="float">
            <text:p>6.48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7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272" calcext:value-type="float">
            <text:p>6.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7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5288" calcext:value-type="float">
            <text:p>6.49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7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128" calcext:value-type="float">
            <text:p>6.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7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3848" calcext:value-type="float">
            <text:p>6.40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7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9464" calcext:value-type="float">
            <text:p>6.37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7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556" calcext:value-type="float">
            <text:p>6.38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7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1656" calcext:value-type="float">
            <text:p>6.39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7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6896" calcext:value-type="float">
            <text:p>6.40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7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2512" calcext:value-type="float">
            <text:p>6.38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7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0216" calcext:value-type="float">
            <text:p>6.30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7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4976" calcext:value-type="float">
            <text:p>6.28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7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7544" calcext:value-type="float">
            <text:p>6.25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7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22" calcext:value-type="float">
            <text:p>6.17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7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5624" calcext:value-type="float">
            <text:p>6.13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5144" calcext:value-type="float">
            <text:p>6.10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7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3808" calcext:value-type="float">
            <text:p>6.08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7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1136" calcext:value-type="float">
            <text:p>6.04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7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456" calcext:value-type="float">
            <text:p>6.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7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0656" calcext:value-type="float">
            <text:p>6.01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7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1888" calcext:value-type="float">
            <text:p>5.96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7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1408" calcext:value-type="float">
            <text:p>5.93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7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0072" calcext:value-type="float">
            <text:p>5.91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7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5312" calcext:value-type="float">
            <text:p>5.92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7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2744" calcext:value-type="float">
            <text:p>5.95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7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7128" calcext:value-type="float">
            <text:p>5.97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7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0176" calcext:value-type="float">
            <text:p>5.9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7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0656" calcext:value-type="float">
            <text:p>6.01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7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9424" calcext:value-type="float">
            <text:p>6.05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7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7712" calcext:value-type="float">
            <text:p>6.07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7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696" calcext:value-type="float">
            <text:p>6.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7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6312" calcext:value-type="float">
            <text:p>6.30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7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7648" calcext:value-type="float">
            <text:p>6.32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7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5832" calcext:value-type="float">
            <text:p>6.27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7-04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2032" calcext:value-type="float">
            <text:p>6.35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7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2888" calcext:value-type="float">
            <text:p>6.34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7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6312" calcext:value-type="float">
            <text:p>6.30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7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0592" calcext:value-type="float">
            <text:p>6.26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7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744" calcext:value-type="float">
            <text:p>6.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7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3056" calcext:value-type="float">
            <text:p>6.16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7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8672" calcext:value-type="float">
            <text:p>6.13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7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6856" calcext:value-type="float">
            <text:p>6.08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7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2096" calcext:value-type="float">
            <text:p>6.10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7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552" calcext:value-type="float">
            <text:p>6.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7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4184" calcext:value-type="float">
            <text:p>6.04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1992" calcext:value-type="float">
            <text:p>6.03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7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1992" calcext:value-type="float">
            <text:p>6.03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7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1136" calcext:value-type="float">
            <text:p>6.04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7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0176" calcext:value-type="float">
            <text:p>5.9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7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2744" calcext:value-type="float">
            <text:p>5.95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7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7128" calcext:value-type="float">
            <text:p>5.97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7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1136" calcext:value-type="float">
            <text:p>6.04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7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6376" calcext:value-type="float">
            <text:p>6.05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7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8568" calcext:value-type="float">
            <text:p>6.06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7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9048" calcext:value-type="float">
            <text:p>6.09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7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1824" calcext:value-type="float">
            <text:p>6.21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7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4016" calcext:value-type="float">
            <text:p>6.22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7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4872" calcext:value-type="float">
            <text:p>6.21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7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1824" calcext:value-type="float">
            <text:p>6.21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7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696" calcext:value-type="float">
            <text:p>6.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7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5248" calcext:value-type="float">
            <text:p>6.17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7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5248" calcext:value-type="float">
            <text:p>6.17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7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3056" calcext:value-type="float">
            <text:p>6.16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7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4392" calcext:value-type="float">
            <text:p>6.18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7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9256" calcext:value-type="float">
            <text:p>6.23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7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364" calcext:value-type="float">
            <text:p>6.2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7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5352" calcext:value-type="float">
            <text:p>6.24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7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9736" calcext:value-type="float">
            <text:p>6.26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7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84" calcext:value-type="float">
            <text:p>6.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7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2304" calcext:value-type="float">
            <text:p>6.24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7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46" calcext:value-type="float">
            <text:p>6.32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7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1072" calcext:value-type="float">
            <text:p>6.29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7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1552" calcext:value-type="float">
            <text:p>6.32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7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0696" calcext:value-type="float">
            <text:p>6.33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7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508" calcext:value-type="float">
            <text:p>6.35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7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4432" calcext:value-type="float">
            <text:p>6.50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368" calcext:value-type="float">
            <text:p>6.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7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7584" calcext:value-type="float">
            <text:p>6.57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7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2344" calcext:value-type="float">
            <text:p>6.56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7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6352" calcext:value-type="float">
            <text:p>6.62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7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3888" calcext:value-type="float">
            <text:p>6.72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7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2176" calcext:value-type="float">
            <text:p>6.74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7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6936" calcext:value-type="float">
            <text:p>6.72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7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9608" calcext:value-type="float">
            <text:p>6.76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7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132" calcext:value-type="float">
            <text:p>6.75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7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6184" calcext:value-type="float">
            <text:p>6.80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7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8272" calcext:value-type="float">
            <text:p>6.74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7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608" calcext:value-type="float">
            <text:p>6.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7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7416" calcext:value-type="float">
            <text:p>6.75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7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132" calcext:value-type="float">
            <text:p>6.75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7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4264" calcext:value-type="float">
            <text:p>6.68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7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9608" calcext:value-type="float">
            <text:p>6.76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7-02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4848" calcext:value-type="float">
            <text:p>6.78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7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6664" calcext:value-type="float">
            <text:p>6.8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7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3136" calcext:value-type="float">
            <text:p>6.80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7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0944" calcext:value-type="float">
            <text:p>6.79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7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18" calcext:value-type="float">
            <text:p>6.7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7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0464" calcext:value-type="float">
            <text:p>6.76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7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6184" calcext:value-type="float">
            <text:p>6.80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7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9232" calcext:value-type="float">
            <text:p>6.80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7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3512" calcext:value-type="float">
            <text:p>6.76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7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6936" calcext:value-type="float">
            <text:p>6.72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7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5976" calcext:value-type="float">
            <text:p>6.66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7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1696" calcext:value-type="float">
            <text:p>6.71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8272" calcext:value-type="float">
            <text:p>6.74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7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8648" calcext:value-type="float">
            <text:p>6.70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7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4744" calcext:value-type="float">
            <text:p>6.71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7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464" calcext:value-type="float">
            <text:p>6.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7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8544" calcext:value-type="float">
            <text:p>6.63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7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1216" calcext:value-type="float">
            <text:p>6.68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7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6832" calcext:value-type="float">
            <text:p>6.65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7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3784" calcext:value-type="float">
            <text:p>6.65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7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94" calcext:value-type="float">
            <text:p>6.62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7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1112" calcext:value-type="float">
            <text:p>6.61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7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1216" calcext:value-type="float">
            <text:p>6.68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7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988" calcext:value-type="float">
            <text:p>6.65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7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8064" calcext:value-type="float">
            <text:p>6.60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7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1216" calcext:value-type="float">
            <text:p>6.68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7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9984" calcext:value-type="float">
            <text:p>6.72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7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6352" calcext:value-type="float">
            <text:p>6.62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7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4536" calcext:value-type="float">
            <text:p>6.57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7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7208" calcext:value-type="float">
            <text:p>6.61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7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6352" calcext:value-type="float">
            <text:p>6.62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7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6832" calcext:value-type="float">
            <text:p>6.65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7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6456" calcext:value-type="float">
            <text:p>6.69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7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5976" calcext:value-type="float">
            <text:p>6.66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7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8064" calcext:value-type="float">
            <text:p>6.60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7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1968" calcext:value-type="float">
            <text:p>6.60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7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4264" calcext:value-type="float">
            <text:p>6.68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7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416" calcext:value-type="float">
            <text:p>6.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7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8064" calcext:value-type="float">
            <text:p>6.60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7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3784" calcext:value-type="float">
            <text:p>6.65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7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036" calcext:value-type="float">
            <text:p>6.69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7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1216" calcext:value-type="float">
            <text:p>6.68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7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5872" calcext:value-type="float">
            <text:p>6.59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2072" calcext:value-type="float">
            <text:p>6.67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6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8648" calcext:value-type="float">
            <text:p>6.70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6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2176" calcext:value-type="float">
            <text:p>6.74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6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2176" calcext:value-type="float">
            <text:p>6.74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6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7792" calcext:value-type="float">
            <text:p>6.71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6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2072" calcext:value-type="float">
            <text:p>6.67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6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3992" calcext:value-type="float">
            <text:p>6.79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6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324" calcext:value-type="float">
            <text:p>6.87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6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7144" calcext:value-type="float">
            <text:p>6.86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6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0296" calcext:value-type="float">
            <text:p>6.94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6-1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0776" calcext:value-type="float">
            <text:p>6.97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6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6016" calcext:value-type="float">
            <text:p>6.98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6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7728" calcext:value-type="float">
            <text:p>6.96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6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8104" calcext:value-type="float">
            <text:p>6.92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6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5912" calcext:value-type="float">
            <text:p>6.91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6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0672" calcext:value-type="float">
            <text:p>6.90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6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4472" calcext:value-type="float">
            <text:p>6.82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6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4952" calcext:value-type="float">
            <text:p>6.85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6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5432" calcext:value-type="float">
            <text:p>6.88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6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7248" calcext:value-type="float">
            <text:p>6.93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6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42" calcext:value-type="float">
            <text:p>6.93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6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896" calcext:value-type="float">
            <text:p>6.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6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2008" calcext:value-type="float">
            <text:p>6.92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6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9816" calcext:value-type="float">
            <text:p>6.90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6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9712" calcext:value-type="float">
            <text:p>6.83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6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5808" calcext:value-type="float">
            <text:p>6.84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6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7144" calcext:value-type="float">
            <text:p>6.86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6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4096" calcext:value-type="float">
            <text:p>6.86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6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2384" calcext:value-type="float">
            <text:p>6.88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6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1048" calcext:value-type="float">
            <text:p>6.86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6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2176" calcext:value-type="float">
            <text:p>6.74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6184" calcext:value-type="float">
            <text:p>6.80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6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3616" calcext:value-type="float">
            <text:p>6.83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6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4472" calcext:value-type="float">
            <text:p>6.82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6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1424" calcext:value-type="float">
            <text:p>6.82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6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8376" calcext:value-type="float">
            <text:p>6.81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6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6184" calcext:value-type="float">
            <text:p>6.80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6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4848" calcext:value-type="float">
            <text:p>6.78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6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0464" calcext:value-type="float">
            <text:p>6.76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6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5704" calcext:value-type="float">
            <text:p>6.77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6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6184" calcext:value-type="float">
            <text:p>6.80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6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3512" calcext:value-type="float">
            <text:p>6.76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6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132" calcext:value-type="float">
            <text:p>6.75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6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5328" calcext:value-type="float">
            <text:p>6.81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6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1048" calcext:value-type="float">
            <text:p>6.86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6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4952" calcext:value-type="float">
            <text:p>6.85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6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5536" calcext:value-type="float">
            <text:p>6.95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6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2488" calcext:value-type="float">
            <text:p>6.95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6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516" calcext:value-type="float">
            <text:p>6.99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6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6496" calcext:value-type="float">
            <text:p>7.01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6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992" calcext:value-type="float">
            <text:p>6.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6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8208" calcext:value-type="float">
            <text:p>6.99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6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5536" calcext:value-type="float">
            <text:p>6.95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6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42" calcext:value-type="float">
            <text:p>6.93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6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7832" calcext:value-type="float">
            <text:p>7.03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6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5744" calcext:value-type="float">
            <text:p>7.09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6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3176" calcext:value-type="float">
            <text:p>7.12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6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1464" calcext:value-type="float">
            <text:p>7.14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6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6224" calcext:value-type="float">
            <text:p>7.12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6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4408" calcext:value-type="float">
            <text:p>7.07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6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9168" calcext:value-type="float">
            <text:p>7.05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6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5744" calcext:value-type="float">
            <text:p>7.09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6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612" calcext:value-type="float">
            <text:p>7.05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6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9064" calcext:value-type="float">
            <text:p>6.98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6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5744" calcext:value-type="float">
            <text:p>7.09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6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9752" calcext:value-type="float">
            <text:p>7.15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6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4512" calcext:value-type="float">
            <text:p>7.14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6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7936" calcext:value-type="float">
            <text:p>7.10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6-10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9648" calcext:value-type="float">
            <text:p>7.08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6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3552" calcext:value-type="float">
            <text:p>7.08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6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3176" calcext:value-type="float">
            <text:p>7.12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6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3072" calcext:value-type="float">
            <text:p>7.05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6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136" calcext:value-type="float">
            <text:p>7.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6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84" calcext:value-type="float">
            <text:p>7.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6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232" calcext:value-type="float">
            <text:p>7.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6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4616" calcext:value-type="float">
            <text:p>7.21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6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0232" calcext:value-type="float">
            <text:p>7.19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6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756" calcext:value-type="float">
            <text:p>7.14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6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8416" calcext:value-type="float">
            <text:p>7.13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6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2696" calcext:value-type="float">
            <text:p>7.09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6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9648" calcext:value-type="float">
            <text:p>7.08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6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756" calcext:value-type="float">
            <text:p>7.14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6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1088" calcext:value-type="float">
            <text:p>7.18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6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0712" calcext:value-type="float">
            <text:p>7.22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6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5952" calcext:value-type="float">
            <text:p>7.23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6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2904" calcext:value-type="float">
            <text:p>7.23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6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5472" calcext:value-type="float">
            <text:p>7.20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6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5472" calcext:value-type="float">
            <text:p>7.20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6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9856" calcext:value-type="float">
            <text:p>7.22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6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2048" calcext:value-type="float">
            <text:p>7.24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6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1568" calcext:value-type="float">
            <text:p>7.21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1568" calcext:value-type="float">
            <text:p>7.21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6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0232" calcext:value-type="float">
            <text:p>7.19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6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9752" calcext:value-type="float">
            <text:p>7.15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6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9376" calcext:value-type="float">
            <text:p>7.19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6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0712" calcext:value-type="float">
            <text:p>7.22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6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5472" calcext:value-type="float">
            <text:p>7.20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6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4992" calcext:value-type="float">
            <text:p>7.17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6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9376" calcext:value-type="float">
            <text:p>7.19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6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7288" calcext:value-type="float">
            <text:p>7.25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6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2528" calcext:value-type="float">
            <text:p>7.27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6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2048" calcext:value-type="float">
            <text:p>7.24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6-09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5096" calcext:value-type="float">
            <text:p>7.24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6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0336" calcext:value-type="float">
            <text:p>7.26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6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3008" calcext:value-type="float">
            <text:p>7.30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6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7392" calcext:value-type="float">
            <text:p>7.32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6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2152" calcext:value-type="float">
            <text:p>7.31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6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8624" calcext:value-type="float">
            <text:p>7.27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6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5576" calcext:value-type="float">
            <text:p>7.27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6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4344" calcext:value-type="float">
            <text:p>7.32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6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2632" calcext:value-type="float">
            <text:p>7.34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6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1296" calcext:value-type="float">
            <text:p>7.32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6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9104" calcext:value-type="float">
            <text:p>7.30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6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6056" calcext:value-type="float">
            <text:p>7.30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6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6056" calcext:value-type="float">
            <text:p>7.30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6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3864" calcext:value-type="float">
            <text:p>7.29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6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996" calcext:value-type="float">
            <text:p>7.29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6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1296" calcext:value-type="float">
            <text:p>7.32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6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8248" calcext:value-type="float">
            <text:p>7.31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6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9104" calcext:value-type="float">
            <text:p>7.30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6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7872" calcext:value-type="float">
            <text:p>7.35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1776" calcext:value-type="float">
            <text:p>7.35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6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6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1672" calcext:value-type="float">
            <text:p>7.28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6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3008" calcext:value-type="float">
            <text:p>7.30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6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4344" calcext:value-type="float">
            <text:p>7.32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6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7392" calcext:value-type="float">
            <text:p>7.32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6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9104" calcext:value-type="float">
            <text:p>7.30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6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6056" calcext:value-type="float">
            <text:p>7.30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6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2152" calcext:value-type="float">
            <text:p>7.31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6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4344" calcext:value-type="float">
            <text:p>7.32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6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4344" calcext:value-type="float">
            <text:p>7.32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6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1672" calcext:value-type="float">
            <text:p>7.28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6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1672" calcext:value-type="float">
            <text:p>7.28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6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6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7392" calcext:value-type="float">
            <text:p>7.32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6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2152" calcext:value-type="float">
            <text:p>7.31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6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3384" calcext:value-type="float">
            <text:p>7.26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6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3384" calcext:value-type="float">
            <text:p>7.26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6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472" calcext:value-type="float">
            <text:p>7.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6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5576" calcext:value-type="float">
            <text:p>7.27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6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2048" calcext:value-type="float">
            <text:p>7.24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6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6808" calcext:value-type="float">
            <text:p>7.22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6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6432" calcext:value-type="float">
            <text:p>7.26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6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3384" calcext:value-type="float">
            <text:p>7.26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6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424" calcext:value-type="float">
            <text:p>7.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6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6432" calcext:value-type="float">
            <text:p>7.26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6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7288" calcext:value-type="float">
            <text:p>7.25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6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7664" calcext:value-type="float">
            <text:p>7.21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6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6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2424" calcext:value-type="float">
            <text:p>7.20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6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5472" calcext:value-type="float">
            <text:p>7.20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7184" calcext:value-type="float">
            <text:p>7.18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6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1944" calcext:value-type="float">
            <text:p>7.17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6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4136" calcext:value-type="float">
            <text:p>7.18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6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1088" calcext:value-type="float">
            <text:p>7.18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6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8896" calcext:value-type="float">
            <text:p>7.16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6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28" calcext:value-type="float">
            <text:p>7.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6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28" calcext:value-type="float">
            <text:p>7.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6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3656" calcext:value-type="float">
            <text:p>7.15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6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0128" calcext:value-type="float">
            <text:p>7.12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6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0504" calcext:value-type="float">
            <text:p>7.08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6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84" calcext:value-type="float">
            <text:p>7.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6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6224" calcext:value-type="float">
            <text:p>7.12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6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6224" calcext:value-type="float">
            <text:p>7.12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6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8792" calcext:value-type="float">
            <text:p>7.09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6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5744" calcext:value-type="float">
            <text:p>7.09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6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9648" calcext:value-type="float">
            <text:p>7.08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6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9168" calcext:value-type="float">
            <text:p>7.05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6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0024" calcext:value-type="float">
            <text:p>7.05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6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6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6976" calcext:value-type="float">
            <text:p>7.04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6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6976" calcext:value-type="float">
            <text:p>7.04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6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6496" calcext:value-type="float">
            <text:p>7.01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6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6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4784" calcext:value-type="float">
            <text:p>7.03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6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6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1256" calcext:value-type="float">
            <text:p>7.00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6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2488" calcext:value-type="float">
            <text:p>6.95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6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944" calcext:value-type="float">
            <text:p>6.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6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8584" calcext:value-type="float">
            <text:p>6.95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6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944" calcext:value-type="float">
            <text:p>6.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6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2488" calcext:value-type="float">
            <text:p>6.95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42" calcext:value-type="float">
            <text:p>6.93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6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42" calcext:value-type="float">
            <text:p>6.93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6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6392" calcext:value-type="float">
            <text:p>6.94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6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5536" calcext:value-type="float">
            <text:p>6.95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6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5536" calcext:value-type="float">
            <text:p>6.95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6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6872" calcext:value-type="float">
            <text:p>6.97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6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992" calcext:value-type="float">
            <text:p>6.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6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3824" calcext:value-type="float">
            <text:p>6.97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6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0776" calcext:value-type="float">
            <text:p>6.97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6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8584" calcext:value-type="float">
            <text:p>6.95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6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2008" calcext:value-type="float">
            <text:p>6.92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6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0672" calcext:value-type="float">
            <text:p>6.90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6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9816" calcext:value-type="float">
            <text:p>6.90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6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5912" calcext:value-type="float">
            <text:p>6.91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6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2864" calcext:value-type="float">
            <text:p>6.91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6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6288" calcext:value-type="float">
            <text:p>6.87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6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9712" calcext:value-type="float">
            <text:p>6.83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6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5808" calcext:value-type="float">
            <text:p>6.84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6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5328" calcext:value-type="float">
            <text:p>6.81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6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18" calcext:value-type="float">
            <text:p>6.7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6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132" calcext:value-type="float">
            <text:p>6.75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6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9984" calcext:value-type="float">
            <text:p>6.72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6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6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6456" calcext:value-type="float">
            <text:p>6.69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6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9504" calcext:value-type="float">
            <text:p>6.69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6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512" calcext:value-type="float">
            <text:p>6.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6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8544" calcext:value-type="float">
            <text:p>6.63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6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7208" calcext:value-type="float">
            <text:p>6.61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6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0256" calcext:value-type="float">
            <text:p>6.62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6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1592" calcext:value-type="float">
            <text:p>6.64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1592" calcext:value-type="float">
            <text:p>6.64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6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7208" calcext:value-type="float">
            <text:p>6.61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6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892" calcext:value-type="float">
            <text:p>6.59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6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844" calcext:value-type="float">
            <text:p>6.56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6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6144" calcext:value-type="float">
            <text:p>6.48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6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3848" calcext:value-type="float">
            <text:p>6.40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6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9944" calcext:value-type="float">
            <text:p>6.40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6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8232" calcext:value-type="float">
            <text:p>6.42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6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2992" calcext:value-type="float">
            <text:p>6.41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6-05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3368" calcext:value-type="float">
            <text:p>6.37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6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936" calcext:value-type="float">
            <text:p>6.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6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936" calcext:value-type="float">
            <text:p>6.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6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46" calcext:value-type="float">
            <text:p>6.32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6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2888" calcext:value-type="float">
            <text:p>6.34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6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8232" calcext:value-type="float">
            <text:p>6.42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6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4912" calcext:value-type="float">
            <text:p>6.53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6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7688" calcext:value-type="float">
            <text:p>6.64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6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6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036" calcext:value-type="float">
            <text:p>6.69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6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3784" calcext:value-type="float">
            <text:p>6.65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6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94" calcext:value-type="float">
            <text:p>6.62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6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5976" calcext:value-type="float">
            <text:p>6.66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6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4264" calcext:value-type="float">
            <text:p>6.68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6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1216" calcext:value-type="float">
            <text:p>6.68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6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6832" calcext:value-type="float">
            <text:p>6.65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6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2824" calcext:value-type="float">
            <text:p>6.59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6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32" calcext:value-type="float">
            <text:p>6.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6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32" calcext:value-type="float">
            <text:p>6.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6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272" calcext:value-type="float">
            <text:p>6.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6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272" calcext:value-type="float">
            <text:p>6.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6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6248" calcext:value-type="float">
            <text:p>6.55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9296" calcext:value-type="float">
            <text:p>6.55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6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9296" calcext:value-type="float">
            <text:p>6.55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6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1864" calcext:value-type="float">
            <text:p>6.53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6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0528" calcext:value-type="float">
            <text:p>6.51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6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6248" calcext:value-type="float">
            <text:p>6.55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6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5016" calcext:value-type="float">
            <text:p>6.60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6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1216" calcext:value-type="float">
            <text:p>6.68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6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5704" calcext:value-type="float">
            <text:p>6.77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6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5432" calcext:value-type="float">
            <text:p>6.88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6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8104" calcext:value-type="float">
            <text:p>6.92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6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896" calcext:value-type="float">
            <text:p>6.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6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6768" calcext:value-type="float">
            <text:p>6.90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6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6768" calcext:value-type="float">
            <text:p>6.90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6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4096" calcext:value-type="float">
            <text:p>6.86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6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8" calcext:value-type="float">
            <text:p>6.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6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4472" calcext:value-type="float">
            <text:p>6.82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6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8" calcext:value-type="float">
            <text:p>6.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6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2864" calcext:value-type="float">
            <text:p>6.91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6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42" calcext:value-type="float">
            <text:p>6.93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6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1632" calcext:value-type="float">
            <text:p>6.96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6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7728" calcext:value-type="float">
            <text:p>6.96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6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5536" calcext:value-type="float">
            <text:p>6.95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6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2384" calcext:value-type="float">
            <text:p>6.88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6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1904" calcext:value-type="float">
            <text:p>6.85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6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0672" calcext:value-type="float">
            <text:p>6.90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6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2384" calcext:value-type="float">
            <text:p>6.88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6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0192" calcext:value-type="float">
            <text:p>6.87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6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276" calcext:value-type="float">
            <text:p>6.84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6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0672" calcext:value-type="float">
            <text:p>6.90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6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7144" calcext:value-type="float">
            <text:p>6.86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7624" calcext:value-type="float">
            <text:p>6.89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6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42" calcext:value-type="float">
            <text:p>6.93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6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2008" calcext:value-type="float">
            <text:p>6.92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6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372" calcext:value-type="float">
            <text:p>6.90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6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896" calcext:value-type="float">
            <text:p>6.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6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2384" calcext:value-type="float">
            <text:p>6.88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6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8856" calcext:value-type="float">
            <text:p>6.84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6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8" calcext:value-type="float">
            <text:p>6.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6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2384" calcext:value-type="float">
            <text:p>6.88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6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276" calcext:value-type="float">
            <text:p>6.84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6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3136" calcext:value-type="float">
            <text:p>6.80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6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9712" calcext:value-type="float">
            <text:p>6.83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6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3616" calcext:value-type="float">
            <text:p>6.83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6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276" calcext:value-type="float">
            <text:p>6.84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6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4472" calcext:value-type="float">
            <text:p>6.82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6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752" calcext:value-type="float">
            <text:p>6.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6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9232" calcext:value-type="float">
            <text:p>6.80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6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132" calcext:value-type="float">
            <text:p>6.75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6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656" calcext:value-type="float">
            <text:p>6.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6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0568" calcext:value-type="float">
            <text:p>6.83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6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8856" calcext:value-type="float">
            <text:p>6.84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6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2176" calcext:value-type="float">
            <text:p>6.74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6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9984" calcext:value-type="float">
            <text:p>6.72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6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7896" calcext:value-type="float">
            <text:p>6.78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6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0088" calcext:value-type="float">
            <text:p>6.80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6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0464" calcext:value-type="float">
            <text:p>6.76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6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704" calcext:value-type="float">
            <text:p>6.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6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4848" calcext:value-type="float">
            <text:p>6.78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6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132" calcext:value-type="float">
            <text:p>6.75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6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6832" calcext:value-type="float">
            <text:p>6.65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6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7312" calcext:value-type="float">
            <text:p>6.68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512" calcext:value-type="float">
            <text:p>6.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6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036" calcext:value-type="float">
            <text:p>6.69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6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4744" calcext:value-type="float">
            <text:p>6.71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6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9024" calcext:value-type="float">
            <text:p>6.66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6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7312" calcext:value-type="float">
            <text:p>6.68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6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1968" calcext:value-type="float">
            <text:p>6.60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6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2824" calcext:value-type="float">
            <text:p>6.59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6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844" calcext:value-type="float">
            <text:p>6.56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6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4536" calcext:value-type="float">
            <text:p>6.57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6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0256" calcext:value-type="float">
            <text:p>6.62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6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9776" calcext:value-type="float">
            <text:p>6.58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6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7104" calcext:value-type="float">
            <text:p>6.54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6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4056" calcext:value-type="float">
            <text:p>6.54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6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1008" calcext:value-type="float">
            <text:p>6.54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6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224" calcext:value-type="float">
            <text:p>6.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6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2616" calcext:value-type="float">
            <text:p>6.45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6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556" calcext:value-type="float">
            <text:p>6.38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6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4704" calcext:value-type="float">
            <text:p>6.39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6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3848" calcext:value-type="float">
            <text:p>6.40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6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556" calcext:value-type="float">
            <text:p>6.38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6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7272" calcext:value-type="float">
            <text:p>6.36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6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7272" calcext:value-type="float">
            <text:p>6.36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6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1176" calcext:value-type="float">
            <text:p>6.36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6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1552" calcext:value-type="float">
            <text:p>6.32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6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984" calcext:value-type="float">
            <text:p>6.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6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5936" calcext:value-type="float">
            <text:p>6.34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6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2032" calcext:value-type="float">
            <text:p>6.35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6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508" calcext:value-type="float">
            <text:p>6.35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3264" calcext:value-type="float">
            <text:p>6.30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6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7544" calcext:value-type="float">
            <text:p>6.25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6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9256" calcext:value-type="float">
            <text:p>6.23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6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3744" calcext:value-type="float">
            <text:p>6.33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6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08" calcext:value-type="float">
            <text:p>6.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6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9944" calcext:value-type="float">
            <text:p>6.40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6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8128" calcext:value-type="float">
            <text:p>6.35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6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7752" calcext:value-type="float">
            <text:p>6.39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6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8336" calcext:value-type="float">
            <text:p>6.49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6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416" calcext:value-type="float">
            <text:p>6.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6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7104" calcext:value-type="float">
            <text:p>6.54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6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2344" calcext:value-type="float">
            <text:p>6.56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6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1112" calcext:value-type="float">
            <text:p>6.61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6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0152" calcext:value-type="float">
            <text:p>6.55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6-0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9776" calcext:value-type="float">
            <text:p>6.58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6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368" calcext:value-type="float">
            <text:p>6.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6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892" calcext:value-type="float">
            <text:p>6.59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6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272" calcext:value-type="float">
            <text:p>6.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6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4536" calcext:value-type="float">
            <text:p>6.57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6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8064" calcext:value-type="float">
            <text:p>6.60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6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416" calcext:value-type="float">
            <text:p>6.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6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9024" calcext:value-type="float">
            <text:p>6.66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6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4536" calcext:value-type="float">
            <text:p>6.57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6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4056" calcext:value-type="float">
            <text:p>6.54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6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1008" calcext:value-type="float">
            <text:p>6.54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6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32" calcext:value-type="float">
            <text:p>6.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6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1488" calcext:value-type="float">
            <text:p>6.57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6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0736" calcext:value-type="float">
            <text:p>6.65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6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8648" calcext:value-type="float">
            <text:p>6.70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6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9608" calcext:value-type="float">
            <text:p>6.76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6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3992" calcext:value-type="float">
            <text:p>6.79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5224" calcext:value-type="float">
            <text:p>6.74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5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4848" calcext:value-type="float">
            <text:p>6.78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5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2176" calcext:value-type="float">
            <text:p>6.74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5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8376" calcext:value-type="float">
            <text:p>6.81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5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5056" calcext:value-type="float">
            <text:p>6.92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5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372" calcext:value-type="float">
            <text:p>6.90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5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0296" calcext:value-type="float">
            <text:p>6.94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5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1256" calcext:value-type="float">
            <text:p>7.00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5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6496" calcext:value-type="float">
            <text:p>7.01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5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9168" calcext:value-type="float">
            <text:p>7.05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5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3072" calcext:value-type="float">
            <text:p>7.05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5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612" calcext:value-type="float">
            <text:p>7.05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5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8312" calcext:value-type="float">
            <text:p>7.06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5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8792" calcext:value-type="float">
            <text:p>7.09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5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9648" calcext:value-type="float">
            <text:p>7.08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5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3824" calcext:value-type="float">
            <text:p>6.97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5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516" calcext:value-type="float">
            <text:p>6.99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5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9168" calcext:value-type="float">
            <text:p>7.05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5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2592" calcext:value-type="float">
            <text:p>7.02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5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8104" calcext:value-type="float">
            <text:p>6.92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5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7144" calcext:value-type="float">
            <text:p>6.86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5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2864" calcext:value-type="float">
            <text:p>6.91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5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0296" calcext:value-type="float">
            <text:p>6.94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5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8688" calcext:value-type="float">
            <text:p>7.02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5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4304" calcext:value-type="float">
            <text:p>7.00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5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0296" calcext:value-type="float">
            <text:p>6.94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5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8104" calcext:value-type="float">
            <text:p>6.92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5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7624" calcext:value-type="float">
            <text:p>6.89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5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992" calcext:value-type="float">
            <text:p>6.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5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2112" calcext:value-type="float">
            <text:p>6.99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5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9168" calcext:value-type="float">
            <text:p>7.05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8896" calcext:value-type="float">
            <text:p>7.16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5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0232" calcext:value-type="float">
            <text:p>7.19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5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6432" calcext:value-type="float">
            <text:p>7.26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5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6056" calcext:value-type="float">
            <text:p>7.30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5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2152" calcext:value-type="float">
            <text:p>7.31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5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9104" calcext:value-type="float">
            <text:p>7.30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5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0608" calcext:value-type="float">
            <text:p>7.15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5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6704" calcext:value-type="float">
            <text:p>7.15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5-1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8792" calcext:value-type="float">
            <text:p>7.09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5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804" calcext:value-type="float">
            <text:p>7.17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5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424" calcext:value-type="float">
            <text:p>7.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5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5576" calcext:value-type="float">
            <text:p>7.27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5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9104" calcext:value-type="float">
            <text:p>7.30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5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044" calcext:value-type="float">
            <text:p>7.33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5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3864" calcext:value-type="float">
            <text:p>7.29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5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3488" calcext:value-type="float">
            <text:p>7.33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5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9208" calcext:value-type="float">
            <text:p>7.37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5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7872" calcext:value-type="float">
            <text:p>7.35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5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3112" calcext:value-type="float">
            <text:p>7.37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5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7872" calcext:value-type="float">
            <text:p>7.35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5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2152" calcext:value-type="float">
            <text:p>7.31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5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3864" calcext:value-type="float">
            <text:p>7.29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5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8728" calcext:value-type="float">
            <text:p>7.34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5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3968" calcext:value-type="float">
            <text:p>7.36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5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3008" calcext:value-type="float">
            <text:p>7.30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5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2152" calcext:value-type="float">
            <text:p>7.31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5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996" calcext:value-type="float">
            <text:p>7.29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5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044" calcext:value-type="float">
            <text:p>7.33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5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8248" calcext:value-type="float">
            <text:p>7.31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5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7768" calcext:value-type="float">
            <text:p>7.28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6536" calcext:value-type="float">
            <text:p>7.33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5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092" calcext:value-type="float">
            <text:p>7.36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5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3968" calcext:value-type="float">
            <text:p>7.36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5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0064" calcext:value-type="float">
            <text:p>7.37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5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3112" calcext:value-type="float">
            <text:p>7.37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5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4824" calcext:value-type="float">
            <text:p>7.35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5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3488" calcext:value-type="float">
            <text:p>7.33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5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0544" calcext:value-type="float">
            <text:p>7.40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5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3592" calcext:value-type="float">
            <text:p>7.40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5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5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6264" calcext:value-type="float">
            <text:p>7.44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5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8456" calcext:value-type="float">
            <text:p>7.45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5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5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8832" calcext:value-type="float">
            <text:p>7.41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5-10-17 18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4928" calcext:value-type="float">
            <text:p>7.42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5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4928" calcext:value-type="float">
            <text:p>7.42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5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0544" calcext:value-type="float">
            <text:p>7.40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5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6264" calcext:value-type="float">
            <text:p>7.44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5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5408" calcext:value-type="float">
            <text:p>7.4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5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1504" calcext:value-type="float">
            <text:p>7.4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5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236" calcext:value-type="float">
            <text:p>7.45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5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9312" calcext:value-type="float">
            <text:p>7.4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5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7976" calcext:value-type="float">
            <text:p>7.42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5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14" calcext:value-type="float">
            <text:p>7.39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5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3592" calcext:value-type="float">
            <text:p>7.40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5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5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1984" calcext:value-type="float">
            <text:p>7.4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5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0272" calcext:value-type="float">
            <text:p>7.51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5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6368" calcext:value-type="float">
            <text:p>7.51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5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9416" calcext:value-type="float">
            <text:p>7.51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5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4176" calcext:value-type="float">
            <text:p>7.50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5888" calcext:value-type="float">
            <text:p>7.48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5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5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8456" calcext:value-type="float">
            <text:p>7.45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5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6264" calcext:value-type="float">
            <text:p>7.44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5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4448" calcext:value-type="float">
            <text:p>7.39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5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8456" calcext:value-type="float">
            <text:p>7.45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5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3696" calcext:value-type="float">
            <text:p>7.47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5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4072" calcext:value-type="float">
            <text:p>7.43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5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7976" calcext:value-type="float">
            <text:p>7.42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5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236" calcext:value-type="float">
            <text:p>7.45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5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0168" calcext:value-type="float">
            <text:p>7.44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5-09-19 19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9312" calcext:value-type="float">
            <text:p>7.4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5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7976" calcext:value-type="float">
            <text:p>7.42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5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7496" calcext:value-type="float">
            <text:p>7.39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5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4448" calcext:value-type="float">
            <text:p>7.39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5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4448" calcext:value-type="float">
            <text:p>7.39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5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3112" calcext:value-type="float">
            <text:p>7.37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5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5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0544" calcext:value-type="float">
            <text:p>7.40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5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188" calcext:value-type="float">
            <text:p>7.4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5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0544" calcext:value-type="float">
            <text:p>7.40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5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3112" calcext:value-type="float">
            <text:p>7.37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5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5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2736" calcext:value-type="float">
            <text:p>7.41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5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0168" calcext:value-type="float">
            <text:p>7.44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5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5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9688" calcext:value-type="float">
            <text:p>7.40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5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5304" calcext:value-type="float">
            <text:p>7.38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5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3968" calcext:value-type="float">
            <text:p>7.36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5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8728" calcext:value-type="float">
            <text:p>7.34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8624" calcext:value-type="float">
            <text:p>7.27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5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6056" calcext:value-type="float">
            <text:p>7.30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5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6536" calcext:value-type="float">
            <text:p>7.33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5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7392" calcext:value-type="float">
            <text:p>7.32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5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7392" calcext:value-type="float">
            <text:p>7.32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5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7872" calcext:value-type="float">
            <text:p>7.35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5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8352" calcext:value-type="float">
            <text:p>7.38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5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3112" calcext:value-type="float">
            <text:p>7.37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5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8728" calcext:value-type="float">
            <text:p>7.34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5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1296" calcext:value-type="float">
            <text:p>7.32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5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5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1296" calcext:value-type="float">
            <text:p>7.32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5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5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8248" calcext:value-type="float">
            <text:p>7.31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5-08-17 17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8248" calcext:value-type="float">
            <text:p>7.31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5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2152" calcext:value-type="float">
            <text:p>7.31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5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5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1672" calcext:value-type="float">
            <text:p>7.28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5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6432" calcext:value-type="float">
            <text:p>7.26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5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2528" calcext:value-type="float">
            <text:p>7.27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5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6432" calcext:value-type="float">
            <text:p>7.26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5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7288" calcext:value-type="float">
            <text:p>7.25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5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948" calcext:value-type="float">
            <text:p>7.26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5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1672" calcext:value-type="float">
            <text:p>7.28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5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2528" calcext:value-type="float">
            <text:p>7.27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5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948" calcext:value-type="float">
            <text:p>7.26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5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424" calcext:value-type="float">
            <text:p>7.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5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2048" calcext:value-type="float">
            <text:p>7.24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5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6808" calcext:value-type="float">
            <text:p>7.22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5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376" calcext:value-type="float">
            <text:p>7.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5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6808" calcext:value-type="float">
            <text:p>7.22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5952" calcext:value-type="float">
            <text:p>7.23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5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2904" calcext:value-type="float">
            <text:p>7.23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5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4616" calcext:value-type="float">
            <text:p>7.21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5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5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0608" calcext:value-type="float">
            <text:p>7.15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5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0608" calcext:value-type="float">
            <text:p>7.15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5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756" calcext:value-type="float">
            <text:p>7.14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5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1944" calcext:value-type="float">
            <text:p>7.17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5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8896" calcext:value-type="float">
            <text:p>7.16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5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8416" calcext:value-type="float">
            <text:p>7.13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5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5368" calcext:value-type="float">
            <text:p>7.13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5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4512" calcext:value-type="float">
            <text:p>7.14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5-07-19 13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232" calcext:value-type="float">
            <text:p>7.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5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708" calcext:value-type="float">
            <text:p>7.11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5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0128" calcext:value-type="float">
            <text:p>7.12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5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0128" calcext:value-type="float">
            <text:p>7.12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5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8792" calcext:value-type="float">
            <text:p>7.09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5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4408" calcext:value-type="float">
            <text:p>7.07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5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4408" calcext:value-type="float">
            <text:p>7.07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5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66" calcext:value-type="float">
            <text:p>7.08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5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8792" calcext:value-type="float">
            <text:p>7.09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5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0984" calcext:value-type="float">
            <text:p>7.11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5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0984" calcext:value-type="float">
            <text:p>7.11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5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4032" calcext:value-type="float">
            <text:p>7.11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5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1464" calcext:value-type="float">
            <text:p>7.14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5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0128" calcext:value-type="float">
            <text:p>7.12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5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4032" calcext:value-type="float">
            <text:p>7.11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5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5368" calcext:value-type="float">
            <text:p>7.13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5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6224" calcext:value-type="float">
            <text:p>7.12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5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7456" calcext:value-type="float">
            <text:p>7.07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5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612" calcext:value-type="float">
            <text:p>7.05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5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9168" calcext:value-type="float">
            <text:p>7.05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5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8312" calcext:value-type="float">
            <text:p>7.06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5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7456" calcext:value-type="float">
            <text:p>7.07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5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5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3072" calcext:value-type="float">
            <text:p>7.05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5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0024" calcext:value-type="float">
            <text:p>7.05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5-06-23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6976" calcext:value-type="float">
            <text:p>7.04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5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1256" calcext:value-type="float">
            <text:p>7.00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5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7352" calcext:value-type="float">
            <text:p>7.00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5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1736" calcext:value-type="float">
            <text:p>7.03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5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3448" calcext:value-type="float">
            <text:p>7.01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5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468" calcext:value-type="float">
            <text:p>6.96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5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896" calcext:value-type="float">
            <text:p>6.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5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2384" calcext:value-type="float">
            <text:p>6.88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5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0192" calcext:value-type="float">
            <text:p>6.87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5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324" calcext:value-type="float">
            <text:p>6.87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5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9336" calcext:value-type="float">
            <text:p>6.87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5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0672" calcext:value-type="float">
            <text:p>6.90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5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5912" calcext:value-type="float">
            <text:p>6.91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5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5056" calcext:value-type="float">
            <text:p>6.92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5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9816" calcext:value-type="float">
            <text:p>6.90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5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2384" calcext:value-type="float">
            <text:p>6.88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5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4096" calcext:value-type="float">
            <text:p>6.86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5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8" calcext:value-type="float">
            <text:p>6.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5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1904" calcext:value-type="float">
            <text:p>6.85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5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0568" calcext:value-type="float">
            <text:p>6.83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5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3616" calcext:value-type="float">
            <text:p>6.83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5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8856" calcext:value-type="float">
            <text:p>6.84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5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6664" calcext:value-type="float">
            <text:p>6.8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228" calcext:value-type="float">
            <text:p>6.81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5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4848" calcext:value-type="float">
            <text:p>6.78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5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3512" calcext:value-type="float">
            <text:p>6.76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5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5224" calcext:value-type="float">
            <text:p>6.74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5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9128" calcext:value-type="float">
            <text:p>6.73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5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3032" calcext:value-type="float">
            <text:p>6.73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5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2176" calcext:value-type="float">
            <text:p>6.74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5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8648" calcext:value-type="float">
            <text:p>6.70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5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1216" calcext:value-type="float">
            <text:p>6.68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5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084" calcext:value-type="float">
            <text:p>6.72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5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5704" calcext:value-type="float">
            <text:p>6.77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5-05-20 16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5704" calcext:value-type="float">
            <text:p>6.77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5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6184" calcext:value-type="float">
            <text:p>6.80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5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228" calcext:value-type="float">
            <text:p>6.81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5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704" calcext:value-type="float">
            <text:p>6.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5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656" calcext:value-type="float">
            <text:p>6.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5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7792" calcext:value-type="float">
            <text:p>6.71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5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4744" calcext:value-type="float">
            <text:p>6.71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5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2656" calcext:value-type="float">
            <text:p>6.77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5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132" calcext:value-type="float">
            <text:p>6.75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5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9504" calcext:value-type="float">
            <text:p>6.69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5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8168" calcext:value-type="float">
            <text:p>6.67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5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8168" calcext:value-type="float">
            <text:p>6.67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5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6832" calcext:value-type="float">
            <text:p>6.65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5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5496" calcext:value-type="float">
            <text:p>6.63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5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5976" calcext:value-type="float">
            <text:p>6.66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5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6456" calcext:value-type="float">
            <text:p>6.69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5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512" calcext:value-type="float">
            <text:p>6.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5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6352" calcext:value-type="float">
            <text:p>6.62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5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5872" calcext:value-type="float">
            <text:p>6.59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5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0632" calcext:value-type="float">
            <text:p>6.58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4912" calcext:value-type="float">
            <text:p>6.53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5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2344" calcext:value-type="float">
            <text:p>6.56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5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2344" calcext:value-type="float">
            <text:p>6.56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5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9672" calcext:value-type="float">
            <text:p>6.51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5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1384" calcext:value-type="float">
            <text:p>6.50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5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0904" calcext:value-type="float">
            <text:p>6.47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5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8232" calcext:value-type="float">
            <text:p>6.42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5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5184" calcext:value-type="float">
            <text:p>6.42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5-04-22 16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748" calcext:value-type="float">
            <text:p>6.50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5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748" calcext:value-type="float">
            <text:p>6.50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5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6144" calcext:value-type="float">
            <text:p>6.48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5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224" calcext:value-type="float">
            <text:p>6.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5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3096" calcext:value-type="float">
            <text:p>6.48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5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224" calcext:value-type="float">
            <text:p>6.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5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272" calcext:value-type="float">
            <text:p>6.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5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0048" calcext:value-type="float">
            <text:p>6.48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5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7752" calcext:value-type="float">
            <text:p>6.39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5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6792" calcext:value-type="float">
            <text:p>6.33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5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7648" calcext:value-type="float">
            <text:p>6.32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5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8504" calcext:value-type="float">
            <text:p>6.31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5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1072" calcext:value-type="float">
            <text:p>6.29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5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2784" calcext:value-type="float">
            <text:p>6.27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5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8776" calcext:value-type="float">
            <text:p>6.20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5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744" calcext:value-type="float">
            <text:p>6.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5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4872" calcext:value-type="float">
            <text:p>6.21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5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0112" calcext:value-type="float">
            <text:p>6.23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5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8776" calcext:value-type="float">
            <text:p>6.20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5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8672" calcext:value-type="float">
            <text:p>6.13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5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9528" calcext:value-type="float">
            <text:p>6.12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5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1928" calcext:value-type="float">
            <text:p>6.28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5456" calcext:value-type="float">
            <text:p>6.31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5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032" calcext:value-type="float">
            <text:p>6.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5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2512" calcext:value-type="float">
            <text:p>6.38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5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1656" calcext:value-type="float">
            <text:p>6.39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5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5768" calcext:value-type="float">
            <text:p>6.52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5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5392" calcext:value-type="float">
            <text:p>6.56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5-03-25 15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892" calcext:value-type="float">
            <text:p>6.59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5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7208" calcext:value-type="float">
            <text:p>6.61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5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416" calcext:value-type="float">
            <text:p>6.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5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1216" calcext:value-type="float">
            <text:p>6.68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5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2928" calcext:value-type="float">
            <text:p>6.66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5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2448" calcext:value-type="float">
            <text:p>6.63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5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94" calcext:value-type="float">
            <text:p>6.62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5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1112" calcext:value-type="float">
            <text:p>6.61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5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5872" calcext:value-type="float">
            <text:p>6.59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5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1112" calcext:value-type="float">
            <text:p>6.61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5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7208" calcext:value-type="float">
            <text:p>6.61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5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368" calcext:value-type="float">
            <text:p>6.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5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4912" calcext:value-type="float">
            <text:p>6.53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5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8712" calcext:value-type="float">
            <text:p>6.45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5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652" calcext:value-type="float">
            <text:p>6.44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5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1384" calcext:value-type="float">
            <text:p>6.50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5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4056" calcext:value-type="float">
            <text:p>6.54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5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5288" calcext:value-type="float">
            <text:p>6.49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5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1008" calcext:value-type="float">
            <text:p>6.54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5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0256" calcext:value-type="float">
            <text:p>6.62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5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6352" calcext:value-type="float">
            <text:p>6.62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5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2448" calcext:value-type="float">
            <text:p>6.63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5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8544" calcext:value-type="float">
            <text:p>6.63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5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2824" calcext:value-type="float">
            <text:p>6.59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5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0528" calcext:value-type="float">
            <text:p>6.51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7104" calcext:value-type="float">
            <text:p>6.54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5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5496" calcext:value-type="float">
            <text:p>6.63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5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6352" calcext:value-type="float">
            <text:p>6.62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5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1112" calcext:value-type="float">
            <text:p>6.61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5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5016" calcext:value-type="float">
            <text:p>6.60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5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94" calcext:value-type="float">
            <text:p>6.62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5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5016" calcext:value-type="float">
            <text:p>6.60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5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9296" calcext:value-type="float">
            <text:p>6.55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5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8544" calcext:value-type="float">
            <text:p>6.63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5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3784" calcext:value-type="float">
            <text:p>6.65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5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3304" calcext:value-type="float">
            <text:p>6.62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5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5872" calcext:value-type="float">
            <text:p>6.59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5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1968" calcext:value-type="float">
            <text:p>6.60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5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2072" calcext:value-type="float">
            <text:p>6.67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5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7312" calcext:value-type="float">
            <text:p>6.68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5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4744" calcext:value-type="float">
            <text:p>6.71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5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0736" calcext:value-type="float">
            <text:p>6.65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5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512" calcext:value-type="float">
            <text:p>6.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5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2448" calcext:value-type="float">
            <text:p>6.63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5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8544" calcext:value-type="float">
            <text:p>6.63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5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9024" calcext:value-type="float">
            <text:p>6.66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5-02-07 22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4264" calcext:value-type="float">
            <text:p>6.68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5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608" calcext:value-type="float">
            <text:p>6.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5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1696" calcext:value-type="float">
            <text:p>6.71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5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9024" calcext:value-type="float">
            <text:p>6.66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5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8544" calcext:value-type="float">
            <text:p>6.63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5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5976" calcext:value-type="float">
            <text:p>6.66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5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8544" calcext:value-type="float">
            <text:p>6.63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8064" calcext:value-type="float">
            <text:p>6.60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5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4056" calcext:value-type="float">
            <text:p>6.54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5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6728" calcext:value-type="float">
            <text:p>6.58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5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7688" calcext:value-type="float">
            <text:p>6.64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5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7584" calcext:value-type="float">
            <text:p>6.57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5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3848" calcext:value-type="float">
            <text:p>6.40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5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3848" calcext:value-type="float">
            <text:p>6.40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5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5184" calcext:value-type="float">
            <text:p>6.42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5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4704" calcext:value-type="float">
            <text:p>6.39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5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3264" calcext:value-type="float">
            <text:p>6.30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5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6792" calcext:value-type="float">
            <text:p>6.33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5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6688" calcext:value-type="float">
            <text:p>6.26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5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84" calcext:value-type="float">
            <text:p>6.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5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7648" calcext:value-type="float">
            <text:p>6.32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5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888" calcext:value-type="float">
            <text:p>6.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5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9736" calcext:value-type="float">
            <text:p>6.26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5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2032" calcext:value-type="float">
            <text:p>6.35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5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3264" calcext:value-type="float">
            <text:p>6.30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5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1928" calcext:value-type="float">
            <text:p>6.28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5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8984" calcext:value-type="float">
            <text:p>6.3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5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08" calcext:value-type="float">
            <text:p>6.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5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7376" calcext:value-type="float">
            <text:p>6.43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5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8816" calcext:value-type="float">
            <text:p>6.52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5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2344" calcext:value-type="float">
            <text:p>6.56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5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8544" calcext:value-type="float">
            <text:p>6.63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5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6352" calcext:value-type="float">
            <text:p>6.62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5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3888" calcext:value-type="float">
            <text:p>6.72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5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132" calcext:value-type="float">
            <text:p>6.75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5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3512" calcext:value-type="float">
            <text:p>6.76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5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704" calcext:value-type="float">
            <text:p>6.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5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2656" calcext:value-type="float">
            <text:p>6.77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9984" calcext:value-type="float">
            <text:p>6.72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4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3032" calcext:value-type="float">
            <text:p>6.73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4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036" calcext:value-type="float">
            <text:p>6.69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4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3888" calcext:value-type="float">
            <text:p>6.72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4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9984" calcext:value-type="float">
            <text:p>6.72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4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6832" calcext:value-type="float">
            <text:p>6.65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4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7688" calcext:value-type="float">
            <text:p>6.64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4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2448" calcext:value-type="float">
            <text:p>6.63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4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0152" calcext:value-type="float">
            <text:p>6.55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4-12-22 21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844" calcext:value-type="float">
            <text:p>6.56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4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1008" calcext:value-type="float">
            <text:p>6.54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4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1864" calcext:value-type="float">
            <text:p>6.53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4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176" calcext:value-type="float">
            <text:p>6.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4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224" calcext:value-type="float">
            <text:p>6.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4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6624" calcext:value-type="float">
            <text:p>6.51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4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4912" calcext:value-type="float">
            <text:p>6.53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4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5392" calcext:value-type="float">
            <text:p>6.56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4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6624" calcext:value-type="float">
            <text:p>6.51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4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8232" calcext:value-type="float">
            <text:p>6.42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4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128" calcext:value-type="float">
            <text:p>6.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4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6896" calcext:value-type="float">
            <text:p>6.40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4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7376" calcext:value-type="float">
            <text:p>6.43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4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1008" calcext:value-type="float">
            <text:p>6.54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4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32" calcext:value-type="float">
            <text:p>6.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4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8336" calcext:value-type="float">
            <text:p>6.49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4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32" calcext:value-type="float">
            <text:p>6.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4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5392" calcext:value-type="float">
            <text:p>6.56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4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796" calcext:value-type="float">
            <text:p>6.53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4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796" calcext:value-type="float">
            <text:p>6.53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4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0632" calcext:value-type="float">
            <text:p>6.58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4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2344" calcext:value-type="float">
            <text:p>6.56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0736" calcext:value-type="float">
            <text:p>6.65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4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3408" calcext:value-type="float">
            <text:p>6.69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4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0736" calcext:value-type="float">
            <text:p>6.65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4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8648" calcext:value-type="float">
            <text:p>6.70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4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7416" calcext:value-type="float">
            <text:p>6.75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4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4264" calcext:value-type="float">
            <text:p>6.68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4-11-24 15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8272" calcext:value-type="float">
            <text:p>6.74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4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704" calcext:value-type="float">
            <text:p>6.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4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1424" calcext:value-type="float">
            <text:p>6.82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4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8856" calcext:value-type="float">
            <text:p>6.84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4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752" calcext:value-type="float">
            <text:p>6.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4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6664" calcext:value-type="float">
            <text:p>6.8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4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5808" calcext:value-type="float">
            <text:p>6.84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4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7144" calcext:value-type="float">
            <text:p>6.86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4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848" calcext:value-type="float">
            <text:p>6.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4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42" calcext:value-type="float">
            <text:p>6.93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4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3824" calcext:value-type="float">
            <text:p>6.97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4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42" calcext:value-type="float">
            <text:p>6.93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4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6288" calcext:value-type="float">
            <text:p>6.87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4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2384" calcext:value-type="float">
            <text:p>6.88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4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1152" calcext:value-type="float">
            <text:p>6.93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4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0296" calcext:value-type="float">
            <text:p>6.94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4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6768" calcext:value-type="float">
            <text:p>6.90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4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6664" calcext:value-type="float">
            <text:p>6.8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4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8" calcext:value-type="float">
            <text:p>6.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4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0192" calcext:value-type="float">
            <text:p>6.87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4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1048" calcext:value-type="float">
            <text:p>6.86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4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1152" calcext:value-type="float">
            <text:p>6.93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4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0672" calcext:value-type="float">
            <text:p>6.90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4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2008" calcext:value-type="float">
            <text:p>6.92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324" calcext:value-type="float">
            <text:p>6.87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4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8856" calcext:value-type="float">
            <text:p>6.84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4-10-29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5432" calcext:value-type="float">
            <text:p>6.88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4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8104" calcext:value-type="float">
            <text:p>6.92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4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2008" calcext:value-type="float">
            <text:p>6.92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4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5056" calcext:value-type="float">
            <text:p>6.92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4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372" calcext:value-type="float">
            <text:p>6.90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4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324" calcext:value-type="float">
            <text:p>6.87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4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9816" calcext:value-type="float">
            <text:p>6.90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4-10-22 1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8104" calcext:value-type="float">
            <text:p>6.92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4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9816" calcext:value-type="float">
            <text:p>6.90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4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4576" calcext:value-type="float">
            <text:p>6.89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4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0192" calcext:value-type="float">
            <text:p>6.87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4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2384" calcext:value-type="float">
            <text:p>6.88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4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9712" calcext:value-type="float">
            <text:p>6.83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4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5704" calcext:value-type="float">
            <text:p>6.77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4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3032" calcext:value-type="float">
            <text:p>6.73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4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608" calcext:value-type="float">
            <text:p>6.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4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3888" calcext:value-type="float">
            <text:p>6.72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4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9128" calcext:value-type="float">
            <text:p>6.73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4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9608" calcext:value-type="float">
            <text:p>6.76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4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0464" calcext:value-type="float">
            <text:p>6.76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4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132" calcext:value-type="float">
            <text:p>6.75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4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9608" calcext:value-type="float">
            <text:p>6.76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4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18" calcext:value-type="float">
            <text:p>6.7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4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18" calcext:value-type="float">
            <text:p>6.7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4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132" calcext:value-type="float">
            <text:p>6.75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4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036" calcext:value-type="float">
            <text:p>6.69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4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4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036" calcext:value-type="float">
            <text:p>6.69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4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6456" calcext:value-type="float">
            <text:p>6.69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4264" calcext:value-type="float">
            <text:p>6.68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4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5976" calcext:value-type="float">
            <text:p>6.66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4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464" calcext:value-type="float">
            <text:p>6.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4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4264" calcext:value-type="float">
            <text:p>6.68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4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2072" calcext:value-type="float">
            <text:p>6.67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4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0736" calcext:value-type="float">
            <text:p>6.65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4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0736" calcext:value-type="float">
            <text:p>6.65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4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7688" calcext:value-type="float">
            <text:p>6.64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4-09-22 15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1592" calcext:value-type="float">
            <text:p>6.64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4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1592" calcext:value-type="float">
            <text:p>6.64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4-09-20 18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6832" calcext:value-type="float">
            <text:p>6.65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4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2928" calcext:value-type="float">
            <text:p>6.66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4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5016" calcext:value-type="float">
            <text:p>6.60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4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6728" calcext:value-type="float">
            <text:p>6.58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4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7208" calcext:value-type="float">
            <text:p>6.61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4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0256" calcext:value-type="float">
            <text:p>6.62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4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416" calcext:value-type="float">
            <text:p>6.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4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7208" calcext:value-type="float">
            <text:p>6.61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4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2448" calcext:value-type="float">
            <text:p>6.63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4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8168" calcext:value-type="float">
            <text:p>6.67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4-09-10 18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608" calcext:value-type="float">
            <text:p>6.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4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3512" calcext:value-type="float">
            <text:p>6.76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4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8" calcext:value-type="float">
            <text:p>6.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4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2008" calcext:value-type="float">
            <text:p>6.92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4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6392" calcext:value-type="float">
            <text:p>6.94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4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6392" calcext:value-type="float">
            <text:p>6.94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4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42" calcext:value-type="float">
            <text:p>6.93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4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42" calcext:value-type="float">
            <text:p>6.93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4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7248" calcext:value-type="float">
            <text:p>6.93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4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42" calcext:value-type="float">
            <text:p>6.93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1152" calcext:value-type="float">
            <text:p>6.93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4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5912" calcext:value-type="float">
            <text:p>6.91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4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0296" calcext:value-type="float">
            <text:p>6.94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4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2488" calcext:value-type="float">
            <text:p>6.95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4-08-27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8584" calcext:value-type="float">
            <text:p>6.95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4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6872" calcext:value-type="float">
            <text:p>6.97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4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992" calcext:value-type="float">
            <text:p>6.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4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1632" calcext:value-type="float">
            <text:p>6.96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4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3344" calcext:value-type="float">
            <text:p>6.94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4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1152" calcext:value-type="float">
            <text:p>6.93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4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372" calcext:value-type="float">
            <text:p>6.90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4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896" calcext:value-type="float">
            <text:p>6.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4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9816" calcext:value-type="float">
            <text:p>6.90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4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0672" calcext:value-type="float">
            <text:p>6.90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4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5912" calcext:value-type="float">
            <text:p>6.91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4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1152" calcext:value-type="float">
            <text:p>6.93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4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0296" calcext:value-type="float">
            <text:p>6.94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4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5056" calcext:value-type="float">
            <text:p>6.92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4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848" calcext:value-type="float">
            <text:p>6.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4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1528" calcext:value-type="float">
            <text:p>6.89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4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6288" calcext:value-type="float">
            <text:p>6.87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4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9336" calcext:value-type="float">
            <text:p>6.87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4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9816" calcext:value-type="float">
            <text:p>6.90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4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372" calcext:value-type="float">
            <text:p>6.90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4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7144" calcext:value-type="float">
            <text:p>6.86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4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276" calcext:value-type="float">
            <text:p>6.84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4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0088" calcext:value-type="float">
            <text:p>6.80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4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4848" calcext:value-type="float">
            <text:p>6.78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4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0088" calcext:value-type="float">
            <text:p>6.80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4-08-02 19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276" calcext:value-type="float">
            <text:p>6.84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4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5056" calcext:value-type="float">
            <text:p>6.92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4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944" calcext:value-type="float">
            <text:p>6.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4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7248" calcext:value-type="float">
            <text:p>6.93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4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2864" calcext:value-type="float">
            <text:p>6.91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4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6872" calcext:value-type="float">
            <text:p>6.97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4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468" calcext:value-type="float">
            <text:p>6.96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4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2864" calcext:value-type="float">
            <text:p>6.91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4-07-22 16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7624" calcext:value-type="float">
            <text:p>6.89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4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2008" calcext:value-type="float">
            <text:p>6.92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4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9816" calcext:value-type="float">
            <text:p>6.90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4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2384" calcext:value-type="float">
            <text:p>6.88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4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7144" calcext:value-type="float">
            <text:p>6.86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4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9336" calcext:value-type="float">
            <text:p>6.87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4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8856" calcext:value-type="float">
            <text:p>6.84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4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9232" calcext:value-type="float">
            <text:p>6.80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4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18" calcext:value-type="float">
            <text:p>6.7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4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228" calcext:value-type="float">
            <text:p>6.81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4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752" calcext:value-type="float">
            <text:p>6.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4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4952" calcext:value-type="float">
            <text:p>6.85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4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324" calcext:value-type="float">
            <text:p>6.87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4-07-09 14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1048" calcext:value-type="float">
            <text:p>6.86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4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656" calcext:value-type="float">
            <text:p>6.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4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132" calcext:value-type="float">
            <text:p>6.75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4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3512" calcext:value-type="float">
            <text:p>6.76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4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132" calcext:value-type="float">
            <text:p>6.75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4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9128" calcext:value-type="float">
            <text:p>6.73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4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5224" calcext:value-type="float">
            <text:p>6.74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4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132" calcext:value-type="float">
            <text:p>6.75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4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0464" calcext:value-type="float">
            <text:p>6.76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9608" calcext:value-type="float">
            <text:p>6.76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4-06-29 13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7896" calcext:value-type="float">
            <text:p>6.78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4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3512" calcext:value-type="float">
            <text:p>6.76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4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4368" calcext:value-type="float">
            <text:p>6.75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4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3888" calcext:value-type="float">
            <text:p>6.72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4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7792" calcext:value-type="float">
            <text:p>6.71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4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2552" calcext:value-type="float">
            <text:p>6.70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4-06-23 16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512" calcext:value-type="float">
            <text:p>6.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4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8544" calcext:value-type="float">
            <text:p>6.63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4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988" calcext:value-type="float">
            <text:p>6.65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4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036" calcext:value-type="float">
            <text:p>6.69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4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512" calcext:value-type="float">
            <text:p>6.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4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2928" calcext:value-type="float">
            <text:p>6.66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4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6832" calcext:value-type="float">
            <text:p>6.65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4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8168" calcext:value-type="float">
            <text:p>6.67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4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6832" calcext:value-type="float">
            <text:p>6.65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4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6832" calcext:value-type="float">
            <text:p>6.65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4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036" calcext:value-type="float">
            <text:p>6.69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4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2552" calcext:value-type="float">
            <text:p>6.70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4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512" calcext:value-type="float">
            <text:p>6.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4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1216" calcext:value-type="float">
            <text:p>6.68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4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8648" calcext:value-type="float">
            <text:p>6.70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4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3032" calcext:value-type="float">
            <text:p>6.73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4-06-07 15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9504" calcext:value-type="float">
            <text:p>6.69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4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32" calcext:value-type="float">
            <text:p>6.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4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6624" calcext:value-type="float">
            <text:p>6.51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4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3096" calcext:value-type="float">
            <text:p>6.48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8712" calcext:value-type="float">
            <text:p>6.45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4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9672" calcext:value-type="float">
            <text:p>6.51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4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3576" calcext:value-type="float">
            <text:p>6.51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4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9568" calcext:value-type="float">
            <text:p>6.44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4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652" calcext:value-type="float">
            <text:p>6.44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4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8712" calcext:value-type="float">
            <text:p>6.45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4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0048" calcext:value-type="float">
            <text:p>6.48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4-05-24 18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8232" calcext:value-type="float">
            <text:p>6.42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4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0424" calcext:value-type="float">
            <text:p>6.44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4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5664" calcext:value-type="float">
            <text:p>6.45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4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0904" calcext:value-type="float">
            <text:p>6.47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4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0048" calcext:value-type="float">
            <text:p>6.48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4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0904" calcext:value-type="float">
            <text:p>6.47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4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3096" calcext:value-type="float">
            <text:p>6.48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4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224" calcext:value-type="float">
            <text:p>6.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4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7" calcext:value-type="float">
            <text:p>6.4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4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4328" calcext:value-type="float">
            <text:p>6.43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4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604" calcext:value-type="float">
            <text:p>6.41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4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8232" calcext:value-type="float">
            <text:p>6.42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4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08" calcext:value-type="float">
            <text:p>6.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4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1176" calcext:value-type="float">
            <text:p>6.36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4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984" calcext:value-type="float">
            <text:p>6.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4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46" calcext:value-type="float">
            <text:p>6.32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4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5936" calcext:value-type="float">
            <text:p>6.34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4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5456" calcext:value-type="float">
            <text:p>6.31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4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1072" calcext:value-type="float">
            <text:p>6.29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4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84" calcext:value-type="float">
            <text:p>6.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4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9256" calcext:value-type="float">
            <text:p>6.23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4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4872" calcext:value-type="float">
            <text:p>6.21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4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696" calcext:value-type="float">
            <text:p>6.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4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4392" calcext:value-type="float">
            <text:p>6.18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5728" calcext:value-type="float">
            <text:p>6.20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4-04-29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4016" calcext:value-type="float">
            <text:p>6.22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4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744" calcext:value-type="float">
            <text:p>6.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4-04-27 12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4288" calcext:value-type="float">
            <text:p>6.11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4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5624" calcext:value-type="float">
            <text:p>6.13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4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3056" calcext:value-type="float">
            <text:p>6.16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4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6104" calcext:value-type="float">
            <text:p>6.16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4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5144" calcext:value-type="float">
            <text:p>6.10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4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8568" calcext:value-type="float">
            <text:p>6.06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4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0656" calcext:value-type="float">
            <text:p>6.01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4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456" calcext:value-type="float">
            <text:p>6.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4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2368" calcext:value-type="float">
            <text:p>5.99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4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0656" calcext:value-type="float">
            <text:p>6.01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4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2848" calcext:value-type="float">
            <text:p>6.02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4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1616" calcext:value-type="float">
            <text:p>6.07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4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9904" calcext:value-type="float">
            <text:p>6.08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4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552" calcext:value-type="float">
            <text:p>6.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4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2952" calcext:value-type="float">
            <text:p>6.09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4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744" calcext:value-type="float">
            <text:p>6.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4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1344" calcext:value-type="float">
            <text:p>6.18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4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3912" calcext:value-type="float">
            <text:p>6.15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4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124" calcext:value-type="float">
            <text:p>6.11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4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4184" calcext:value-type="float">
            <text:p>6.04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4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4184" calcext:value-type="float">
            <text:p>6.04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4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6856" calcext:value-type="float">
            <text:p>6.08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4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2952" calcext:value-type="float">
            <text:p>6.09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4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3328" calcext:value-type="float">
            <text:p>6.05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4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3808" calcext:value-type="float">
            <text:p>6.08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4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124" calcext:value-type="float">
            <text:p>6.11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4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4664" calcext:value-type="float">
            <text:p>6.07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9048" calcext:value-type="float">
            <text:p>6.09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4-03-30 21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124" calcext:value-type="float">
            <text:p>6.11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4-03-29 21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7712" calcext:value-type="float">
            <text:p>6.07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4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3704" calcext:value-type="float">
            <text:p>6.01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4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2848" calcext:value-type="float">
            <text:p>6.02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4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1136" calcext:value-type="float">
            <text:p>6.04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4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9424" calcext:value-type="float">
            <text:p>6.05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4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8568" calcext:value-type="float">
            <text:p>6.06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4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7232" calcext:value-type="float">
            <text:p>6.04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4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9528" calcext:value-type="float">
            <text:p>6.12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4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8776" calcext:value-type="float">
            <text:p>6.20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4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7816" calcext:value-type="float">
            <text:p>6.14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4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9904" calcext:value-type="float">
            <text:p>6.08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4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9424" calcext:value-type="float">
            <text:p>6.05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4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7712" calcext:value-type="float">
            <text:p>6.07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4-03-14 17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4016" calcext:value-type="float">
            <text:p>6.22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4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3328" calcext:value-type="float">
            <text:p>6.05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4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2744" calcext:value-type="float">
            <text:p>5.95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4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7504" calcext:value-type="float">
            <text:p>5.93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4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7984" calcext:value-type="float">
            <text:p>5.96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4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5312" calcext:value-type="float">
            <text:p>5.92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4-03-08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7024" calcext:value-type="float">
            <text:p>5.90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4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2264" calcext:value-type="float">
            <text:p>5.92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4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7024" calcext:value-type="float">
            <text:p>5.90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4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1408" calcext:value-type="float">
            <text:p>5.93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4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408" calcext:value-type="float">
            <text:p>5.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4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98" calcext:value-type="float">
            <text:p>6.01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4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5416" calcext:value-type="float">
            <text:p>5.99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4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1992" calcext:value-type="float">
            <text:p>6.03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1616" calcext:value-type="float">
            <text:p>6.07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2096" calcext:value-type="float">
            <text:p>6.10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4-02-27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2096" calcext:value-type="float">
            <text:p>6.10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4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9528" calcext:value-type="float">
            <text:p>6.12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4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4768" calcext:value-type="float">
            <text:p>6.14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4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5624" calcext:value-type="float">
            <text:p>6.13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4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4872" calcext:value-type="float">
            <text:p>6.21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4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0592" calcext:value-type="float">
            <text:p>6.26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4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6584" calcext:value-type="float">
            <text:p>6.19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4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8776" calcext:value-type="float">
            <text:p>6.20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4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0592" calcext:value-type="float">
            <text:p>6.26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4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3264" calcext:value-type="float">
            <text:p>6.30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4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5936" calcext:value-type="float">
            <text:p>6.34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4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1176" calcext:value-type="float">
            <text:p>6.36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4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5456" calcext:value-type="float">
            <text:p>6.31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4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1072" calcext:value-type="float">
            <text:p>6.29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4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0696" calcext:value-type="float">
            <text:p>6.33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4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7272" calcext:value-type="float">
            <text:p>6.36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4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08" calcext:value-type="float">
            <text:p>6.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4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5184" calcext:value-type="float">
            <text:p>6.42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4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6624" calcext:value-type="float">
            <text:p>6.51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4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368" calcext:value-type="float">
            <text:p>6.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4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272" calcext:value-type="float">
            <text:p>6.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4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892" calcext:value-type="float">
            <text:p>6.59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4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2176" calcext:value-type="float">
            <text:p>6.74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4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084" calcext:value-type="float">
            <text:p>6.72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4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5496" calcext:value-type="float">
            <text:p>6.63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4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2552" calcext:value-type="float">
            <text:p>6.70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4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084" calcext:value-type="float">
            <text:p>6.72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1592" calcext:value-type="float">
            <text:p>6.64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4-01-30 21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272" calcext:value-type="float">
            <text:p>6.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4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1864" calcext:value-type="float">
            <text:p>6.53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4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5768" calcext:value-type="float">
            <text:p>6.52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4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8336" calcext:value-type="float">
            <text:p>6.49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4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9296" calcext:value-type="float">
            <text:p>6.55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4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0632" calcext:value-type="float">
            <text:p>6.58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4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748" calcext:value-type="float">
            <text:p>6.50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4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272" calcext:value-type="float">
            <text:p>6.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4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9568" calcext:value-type="float">
            <text:p>6.44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4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6144" calcext:value-type="float">
            <text:p>6.48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4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9192" calcext:value-type="float">
            <text:p>6.48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4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5184" calcext:value-type="float">
            <text:p>6.42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4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984" calcext:value-type="float">
            <text:p>6.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4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9088" calcext:value-type="float">
            <text:p>6.41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4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128" calcext:value-type="float">
            <text:p>6.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4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5936" calcext:value-type="float">
            <text:p>6.34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4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0696" calcext:value-type="float">
            <text:p>6.33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4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6792" calcext:value-type="float">
            <text:p>6.33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4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936" calcext:value-type="float">
            <text:p>6.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4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6792" calcext:value-type="float">
            <text:p>6.33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4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2888" calcext:value-type="float">
            <text:p>6.34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4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0216" calcext:value-type="float">
            <text:p>6.30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4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1072" calcext:value-type="float">
            <text:p>6.29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4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3264" calcext:value-type="float">
            <text:p>6.30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4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8024" calcext:value-type="float">
            <text:p>6.28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4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0968" calcext:value-type="float">
            <text:p>6.22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4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5728" calcext:value-type="float">
            <text:p>6.20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4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9632" calcext:value-type="float">
            <text:p>6.19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4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3536" calcext:value-type="float">
            <text:p>6.19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4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9632" calcext:value-type="float">
            <text:p>6.19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8296" calcext:value-type="float">
            <text:p>6.17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3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9528" calcext:value-type="float">
            <text:p>6.12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3-12-29 18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648" calcext:value-type="float">
            <text:p>6.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3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268" calcext:value-type="float">
            <text:p>6.20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3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316" calcext:value-type="float">
            <text:p>6.23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3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2304" calcext:value-type="float">
            <text:p>6.24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3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9256" calcext:value-type="float">
            <text:p>6.23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3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0968" calcext:value-type="float">
            <text:p>6.22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3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9736" calcext:value-type="float">
            <text:p>6.26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3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7168" calcext:value-type="float">
            <text:p>6.29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3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1552" calcext:value-type="float">
            <text:p>6.32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3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5832" calcext:value-type="float">
            <text:p>6.27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3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4872" calcext:value-type="float">
            <text:p>6.21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3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6584" calcext:value-type="float">
            <text:p>6.19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3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6584" calcext:value-type="float">
            <text:p>6.19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3-12-15 17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364" calcext:value-type="float">
            <text:p>6.2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3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9736" calcext:value-type="float">
            <text:p>6.26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3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8608" calcext:value-type="float">
            <text:p>6.38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3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3848" calcext:value-type="float">
            <text:p>6.40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3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7272" calcext:value-type="float">
            <text:p>6.36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3-12-10 1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8712" calcext:value-type="float">
            <text:p>6.45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3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9568" calcext:value-type="float">
            <text:p>6.44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3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128" calcext:value-type="float">
            <text:p>6.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3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6896" calcext:value-type="float">
            <text:p>6.40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3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3368" calcext:value-type="float">
            <text:p>6.37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3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7272" calcext:value-type="float">
            <text:p>6.36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3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604" calcext:value-type="float">
            <text:p>6.41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3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652" calcext:value-type="float">
            <text:p>6.44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3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08" calcext:value-type="float">
            <text:p>6.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3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0696" calcext:value-type="float">
            <text:p>6.33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4976" calcext:value-type="float">
            <text:p>6.28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3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84" calcext:value-type="float">
            <text:p>6.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3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8296" calcext:value-type="float">
            <text:p>6.17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3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4496" calcext:value-type="float">
            <text:p>6.25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3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84" calcext:value-type="float">
            <text:p>6.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3-11-25 20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7064" calcext:value-type="float">
            <text:p>6.22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3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8296" calcext:value-type="float">
            <text:p>6.17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3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5352" calcext:value-type="float">
            <text:p>6.24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3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4976" calcext:value-type="float">
            <text:p>6.28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3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6312" calcext:value-type="float">
            <text:p>6.30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3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936" calcext:value-type="float">
            <text:p>6.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3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9736" calcext:value-type="float">
            <text:p>6.26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3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556" calcext:value-type="float">
            <text:p>6.38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3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5184" calcext:value-type="float">
            <text:p>6.42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3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0424" calcext:value-type="float">
            <text:p>6.44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3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3952" calcext:value-type="float">
            <text:p>6.47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3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9192" calcext:value-type="float">
            <text:p>6.48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3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0048" calcext:value-type="float">
            <text:p>6.48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3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8816" calcext:value-type="float">
            <text:p>6.52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3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892" calcext:value-type="float">
            <text:p>6.59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3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7688" calcext:value-type="float">
            <text:p>6.64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3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9504" calcext:value-type="float">
            <text:p>6.69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3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036" calcext:value-type="float">
            <text:p>6.69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3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464" calcext:value-type="float">
            <text:p>6.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3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3304" calcext:value-type="float">
            <text:p>6.62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3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6728" calcext:value-type="float">
            <text:p>6.58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3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6728" calcext:value-type="float">
            <text:p>6.58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3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5016" calcext:value-type="float">
            <text:p>6.60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3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6352" calcext:value-type="float">
            <text:p>6.62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3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8544" calcext:value-type="float">
            <text:p>6.63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3-10-31 19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368" calcext:value-type="float">
            <text:p>6.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3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3304" calcext:value-type="float">
            <text:p>6.62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3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7104" calcext:value-type="float">
            <text:p>6.54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3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1864" calcext:value-type="float">
            <text:p>6.53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3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5768" calcext:value-type="float">
            <text:p>6.52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3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1488" calcext:value-type="float">
            <text:p>6.57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3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8064" calcext:value-type="float">
            <text:p>6.60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3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9776" calcext:value-type="float">
            <text:p>6.58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3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1384" calcext:value-type="float">
            <text:p>6.50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3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652" calcext:value-type="float">
            <text:p>6.44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3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128" calcext:value-type="float">
            <text:p>6.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3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272" calcext:value-type="float">
            <text:p>6.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3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272" calcext:value-type="float">
            <text:p>6.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3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272" calcext:value-type="float">
            <text:p>6.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3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5768" calcext:value-type="float">
            <text:p>6.52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3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8816" calcext:value-type="float">
            <text:p>6.52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3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0048" calcext:value-type="float">
            <text:p>6.48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3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5184" calcext:value-type="float">
            <text:p>6.42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3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7856" calcext:value-type="float">
            <text:p>6.46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3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128" calcext:value-type="float">
            <text:p>6.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3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0424" calcext:value-type="float">
            <text:p>6.44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3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9088" calcext:value-type="float">
            <text:p>6.41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3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3848" calcext:value-type="float">
            <text:p>6.40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3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7272" calcext:value-type="float">
            <text:p>6.36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3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0696" calcext:value-type="float">
            <text:p>6.33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3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7168" calcext:value-type="float">
            <text:p>6.29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3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0592" calcext:value-type="float">
            <text:p>6.26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3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3536" calcext:value-type="float">
            <text:p>6.19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3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6208" calcext:value-type="float">
            <text:p>6.23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3-10-02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364" calcext:value-type="float">
            <text:p>6.2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3-09-30 14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2032" calcext:value-type="float">
            <text:p>6.35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3-08-29 18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228" calcext:value-type="float">
            <text:p>6.81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3-07-30 20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1008" calcext:value-type="float">
            <text:p>6.54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3-07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2512" calcext:value-type="float">
            <text:p>6.38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3-06-27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0384" calcext:value-type="float">
            <text:p>6.12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3-05-30 19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9152" calcext:value-type="float">
            <text:p>6.16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3-04-29 21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2512" calcext:value-type="float">
            <text:p>6.38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3-03-28 18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0488" calcext:value-type="float">
            <text:p>6.19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3-03-11 15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124" calcext:value-type="float">
            <text:p>6.11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3-02-26 16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6936" calcext:value-type="float">
            <text:p>6.72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3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2656" calcext:value-type="float">
            <text:p>6.77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2-12-20 1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3056" calcext:value-type="float">
            <text:p>6.16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2-11-27 18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992" calcext:value-type="float">
            <text:p>6.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2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0608" calcext:value-type="float">
            <text:p>7.15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2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7872" calcext:value-type="float">
            <text:p>7.35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2-08-30 18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5304" calcext:value-type="float">
            <text:p>7.38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2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1568" calcext:value-type="float">
            <text:p>7.21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2-06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1464" calcext:value-type="float">
            <text:p>7.14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2-05-30 20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7728" calcext:value-type="float">
            <text:p>6.96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2-04-29 22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992" calcext:value-type="float">
            <text:p>6.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2-04-10 14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612" calcext:value-type="float">
            <text:p>7.05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2-03-29 20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0128" calcext:value-type="float">
            <text:p>7.12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2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7392" calcext:value-type="float">
            <text:p>7.32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2-0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664" calcext:value-type="float">
            <text:p>7.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1-1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2256" calcext:value-type="float">
            <text:p>7.38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1-1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9208" calcext:value-type="float">
            <text:p>7.37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1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9688" calcext:value-type="float">
            <text:p>7.40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1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5096" calcext:value-type="float">
            <text:p>7.24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1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8312" calcext:value-type="float">
            <text:p>7.06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1-07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708" calcext:value-type="float">
            <text:p>7.11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1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132" calcext:value-type="float">
            <text:p>6.75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1-05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564" calcext:value-type="float">
            <text:p>7.02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1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896" calcext:value-type="float">
            <text:p>6.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1-03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4264" calcext:value-type="float">
            <text:p>6.68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1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7352" calcext:value-type="float">
            <text:p>7.00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1-0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1256" calcext:value-type="float">
            <text:p>7.00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0-1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28" calcext:value-type="float">
            <text:p>7.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0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3384" calcext:value-type="float">
            <text:p>7.26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0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6704" calcext:value-type="float">
            <text:p>7.15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0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7456" calcext:value-type="float">
            <text:p>7.07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0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7936" calcext:value-type="float">
            <text:p>7.10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0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996" calcext:value-type="float">
            <text:p>7.29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0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0816" calcext:value-type="float">
            <text:p>7.29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0-05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996" calcext:value-type="float">
            <text:p>7.29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0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804" calcext:value-type="float">
            <text:p>7.17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0-03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8144" calcext:value-type="float">
            <text:p>7.24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0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2000-0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8016" calcext:value-type="float">
            <text:p>7.74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1999-1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5616" calcext:value-type="float">
            <text:p>7.5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1999-1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7912" calcext:value-type="float">
            <text:p>7.6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1999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62" calcext:value-type="float">
            <text:p>7.6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1999-09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7056" calcext:value-type="float">
            <text:p>7.6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1999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9248" calcext:value-type="float">
            <text:p>7.6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1999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3424" calcext:value-type="float">
            <text:p>7.5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1999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0272" calcext:value-type="float">
            <text:p>7.51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1999-05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6536" calcext:value-type="float">
            <text:p>7.33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1999-04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2424" calcext:value-type="float">
            <text:p>7.20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1999-03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14" calcext:value-type="float">
            <text:p>7.39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1999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0376" calcext:value-type="float">
            <text:p>7.58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1999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0376" calcext:value-type="float">
            <text:p>7.58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1998-1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6952" calcext:value-type="float">
            <text:p>7.61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1998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2672" calcext:value-type="float">
            <text:p>7.6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1998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6848" calcext:value-type="float">
            <text:p>7.54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1998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38" calcext:value-type="float">
            <text:p>7.54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1998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5784" calcext:value-type="float">
            <text:p>7.41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1998-07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092" calcext:value-type="float">
            <text:p>7.36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1998-06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7936" calcext:value-type="float">
            <text:p>7.10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1998-05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1256" calcext:value-type="float">
            <text:p>7.00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1998-04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3344" calcext:value-type="float">
            <text:p>6.94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1998-03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8" calcext:value-type="float">
            <text:p>6.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1998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1528" calcext:value-type="float">
            <text:p>6.89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1998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5744" calcext:value-type="float">
            <text:p>7.09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1997-1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1997-1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5512" calcext:value-type="float">
            <text:p>7.52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1997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62" calcext:value-type="float">
            <text:p>7.6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1997-09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3696" calcext:value-type="float">
            <text:p>7.47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1997-08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38" calcext:value-type="float">
            <text:p>7.54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1997-07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7224" calcext:value-type="float">
            <text:p>7.50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1997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8208" calcext:value-type="float">
            <text:p>6.99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1997-05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1296" calcext:value-type="float">
            <text:p>7.32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1997-04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3656" calcext:value-type="float">
            <text:p>7.15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1997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5432" calcext:value-type="float">
            <text:p>6.88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1997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7832" calcext:value-type="float">
            <text:p>7.03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1997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6328" calcext:value-type="float">
            <text:p>7.19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1996-12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2216" calcext:value-type="float">
            <text:p>7.06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1996-1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2928" calcext:value-type="float">
            <text:p>6.66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1996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9064" calcext:value-type="float">
            <text:p>6.98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1996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564" calcext:value-type="float">
            <text:p>7.02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1996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1996-07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2696" calcext:value-type="float">
            <text:p>7.09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1996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7728" calcext:value-type="float">
            <text:p>6.96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1996-05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8752" calcext:value-type="float">
            <text:p>6.77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1996-04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6392" calcext:value-type="float">
            <text:p>6.94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1996-03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3408" calcext:value-type="float">
            <text:p>6.69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1996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4536" calcext:value-type="float">
            <text:p>6.57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1996-0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8856" calcext:value-type="float">
            <text:p>6.84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1996-0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7664" calcext:value-type="float">
            <text:p>7.21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1995-1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2632" calcext:value-type="float">
            <text:p>7.34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1995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7976" calcext:value-type="float">
            <text:p>7.42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1995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4552" calcext:value-type="float">
            <text:p>7.46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1995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1995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1995-06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7456" calcext:value-type="float">
            <text:p>7.07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1995-05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4992" calcext:value-type="float">
            <text:p>7.17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1995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4072" calcext:value-type="float">
            <text:p>7.43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1995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4072" calcext:value-type="float">
            <text:p>7.43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1995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0272" calcext:value-type="float">
            <text:p>7.51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1995-0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2528" calcext:value-type="float">
            <text:p>7.27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1994-1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9312" calcext:value-type="float">
            <text:p>7.4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1994-1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1816" calcext:value-type="float">
            <text:p>7.67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1994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0752" calcext:value-type="float">
            <text:p>7.54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1994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2464" calcext:value-type="float">
            <text:p>7.5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1994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5136" calcext:value-type="float">
            <text:p>7.5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1994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8936" calcext:value-type="float">
            <text:p>7.48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1994-06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2632" calcext:value-type="float">
            <text:p>7.34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1994-05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5056" calcext:value-type="float">
            <text:p>6.92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1994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1904" calcext:value-type="float">
            <text:p>6.85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1994-03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1696" calcext:value-type="float">
            <text:p>6.71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1994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1904" calcext:value-type="float">
            <text:p>6.85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1994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2736" calcext:value-type="float">
            <text:p>7.41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1993-1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1504" calcext:value-type="float">
            <text:p>7.4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1993-1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4928" calcext:value-type="float">
            <text:p>7.42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1993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8664" calcext:value-type="float">
            <text:p>7.5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1993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24" calcext:value-type="float">
            <text:p>7.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1993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3904" calcext:value-type="float">
            <text:p>7.6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1993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0376" calcext:value-type="float">
            <text:p>7.58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1993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236" calcext:value-type="float">
            <text:p>7.45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1993-05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2632" calcext:value-type="float">
            <text:p>7.34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1993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5432" calcext:value-type="float">
            <text:p>6.88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1993-03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564" calcext:value-type="float">
            <text:p>7.02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1993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7912" calcext:value-type="float">
            <text:p>7.6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1993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996" calcext:value-type="float">
            <text:p>7.29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1992-1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4824" calcext:value-type="float">
            <text:p>7.35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1992-1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4488" calcext:value-type="float">
            <text:p>7.71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1992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7536" calcext:value-type="float">
            <text:p>7.71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1992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4864" calcext:value-type="float">
            <text:p>7.67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1992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6368" calcext:value-type="float">
            <text:p>7.51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1992-07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6096" calcext:value-type="float">
            <text:p>7.6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1992-06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2192" calcext:value-type="float">
            <text:p>7.6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1992-05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5616" calcext:value-type="float">
            <text:p>7.5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1992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8288" calcext:value-type="float">
            <text:p>7.6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1992-03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572" calcext:value-type="float">
            <text:p>7.66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1992-03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148079010601</text:p>
          </table:table-cell>
          <table:table-cell office:value-type="string" calcext:value-type="string">
            <text:p>AL Ca <text:s/>20</text:p>
          </table:table-cell>
          <table:table-cell office:value-type="string" calcext:value-type="string">
            <text:p>1986-08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56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7442" meta:object-count="0"/>
    <meta:user-defined meta:name="AppVersion">3.0</meta:user-defined>
  </office:meta>
</office:document-meta>
</file>